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Bahnschrift SemiLight" svg:font-family="'Bahnschrift SemiLight'" style:font-adornments="Roman"/>
    <style:font-face style:name="Microsoft YaHei1" svg:font-family="'Microsoft YaHei'" style:font-adornments="Oblique"/>
    <style:font-face style:name="OpenSymbol3" svg:font-family="OpenSymbol"/>
    <style:font-face style:name="OpenSymbol4" svg:font-family="OpenSymbol" style:font-adornments="Roman"/>
    <style:font-face style:name="Tahoma" svg:font-family="Tahoma"/>
    <style:font-face style:name="Verdana" svg:font-family="Verdana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2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8cm" table:align="left"/>
    </style:style>
    <style:style style:name="Tableau1.A" style:family="table-column">
      <style:table-column-properties style:column-width="2.801cm"/>
    </style:style>
    <style:style style:name="Tableau1.B" style:family="table-column">
      <style:table-column-properties style:column-width="1.774cm"/>
    </style:style>
    <style:style style:name="Tableau1.C" style:family="table-column">
      <style:table-column-properties style:column-width="1.716cm"/>
    </style:style>
    <style:style style:name="Tableau1.D" style:family="table-column">
      <style:table-column-properties style:column-width="2.856cm"/>
    </style:style>
    <style:style style:name="Tableau1.A1" style:family="table-cell">
      <style:table-cell-properties style:vertical-align="middle" fo:padding="0.097cm" fo:border="none"/>
    </style:style>
    <style:style style:name="Tableau1.4" style:family="table-row">
      <style:table-row-properties style:min-row-height="0.123cm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26fd94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>
      <style:paragraph-properties fo:margin-top="0.101cm" fo:margin-bottom="0cm" style:contextual-spacing="false"/>
      <style:text-properties fo:color="#ea7500" loext:opacity="100%" style:font-name="Bitstream Vera Sans1" fo:font-size="10pt" fo:font-weight="bold" officeooo:paragraph-rsid="00536980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.101cm" fo:margin-bottom="0cm" style:contextual-spacing="false"/>
      <style:text-properties fo:color="#ea7500" loext:opacity="100%" style:font-name="Bitstream Vera Sans1" fo:font-size="10pt" fo:font-weight="bold" officeooo:rsid="00951988" officeooo:paragraph-rsid="0053698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.101cm" fo:margin-bottom="0cm" style:contextual-spacing="false"/>
      <style:text-properties fo:color="#ea7500" loext:opacity="100%" style:font-name="Bitstream Vera Sans1" fo:font-size="10pt" fo:font-weight="bold" officeooo:paragraph-rsid="00596254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.101cm" fo:margin-bottom="0cm" style:contextual-spacing="false"/>
      <style:text-properties officeooo:paragraph-rsid="00536980"/>
    </style:style>
    <style:style style:name="P30" style:family="paragraph" style:parent-style-name="Standard">
      <style:paragraph-properties fo:margin-top="0.101cm" fo:margin-bottom="0cm" style:contextual-spacing="false"/>
      <style:text-properties officeooo:paragraph-rsid="00596254"/>
    </style:style>
    <style:style style:name="P31" style:family="paragraph" style:parent-style-name="_5f_Paragraphe_20_livret_20_">
      <style:paragraph-properties fo:margin-top="0cm" fo:margin-bottom="0.101cm" style:contextual-spacing="false"/>
    </style:style>
    <style:style style:name="P32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52b52b" style:font-size-asian="10pt" style:font-size-complex="10pt"/>
    </style:style>
    <style:style style:name="P33" style:family="paragraph" style:parent-style-name="Exo_5f_Num" style:list-style-name="Num_5f_Exo">
      <style:paragraph-properties fo:margin-top="0.771cm" fo:margin-bottom="0.101cm" style:contextual-spacing="false"/>
      <style:text-properties officeooo:paragraph-rsid="00578f4f"/>
    </style:style>
    <style:style style:name="P34" style:family="paragraph" style:parent-style-name="Exo_5f_Num" style:list-style-name="L1" style:master-page-name="">
      <loext:graphic-properties draw:fill="none"/>
      <style:paragraph-properties fo:margin-left="0cm" fo:margin-right="0cm" fo:margin-top="0.199cm" fo:margin-bottom="0.199cm" style:contextual-spacing="false" fo:line-height="100%" fo:text-align="justify" style:justify-single-word="false" fo:text-indent="0cm" style:auto-text-indent="false" style:page-number="auto" fo:background-color="transparent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58e0c9"/>
    </style:style>
    <style:style style:name="P35" style:family="paragraph" style:parent-style-name="Exo_5f_Num" style:list-style-name="L1">
      <loext:graphic-properties draw:fill="none"/>
      <style:paragraph-properties fo:margin-left="0cm" fo:margin-right="0cm" fo:margin-top="0.199cm" fo:margin-bottom="0.199cm" style:contextual-spacing="false" fo:line-height="100%" fo:text-align="justify" style:justify-single-word="false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paragraph-rsid="005b055b"/>
    </style:style>
    <style:style style:name="P36" style:family="paragraph" style:parent-style-name="Exo_5f_Num" style:list-style-name="L1">
      <loext:graphic-properties draw:fill="none"/>
      <style:paragraph-properties fo:margin-left="0cm" fo:margin-right="0cm" fo:margin-top="0.199cm" fo:margin-bottom="0.199cm" style:contextual-spacing="false" fo:line-height="100%" fo:text-align="justify" style:justify-single-word="false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paragraph-rsid="004f2e88"/>
    </style:style>
    <style:style style:name="P37" style:family="paragraph" style:parent-style-name="Exo_5f_Num" style:list-style-name="L1">
      <loext:graphic-properties draw:fill="none"/>
      <style:paragraph-properties fo:margin-left="0cm" fo:margin-right="0cm" fo:margin-top="0.199cm" fo:margin-bottom="0.199cm" style:contextual-spacing="false" fo:line-height="100%" fo:text-align="justify" style:justify-single-word="false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paragraph-rsid="0058e0c9"/>
    </style:style>
    <style:style style:name="P38" style:family="paragraph" style:parent-style-name="Exo_5f_Num" style:list-style-name="L2" style:master-page-name="">
      <loext:graphic-properties draw:fill="none"/>
      <style:paragraph-properties fo:margin-left="0cm" fo:margin-right="0cm" fo:margin-top="0cm" fo:margin-bottom="0cm" style:contextual-spacing="false" style:line-height-at-least="0.7cm" fo:text-align="justify" style:justify-single-word="false" fo:text-indent="0cm" style:auto-text-indent="false" style:page-number="auto" fo:background-color="transparent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596254"/>
    </style:style>
    <style:style style:name="P39" style:family="paragraph" style:parent-style-name="Exo_5f_Num" style:list-style-name="L2">
      <loext:graphic-properties draw:fill="none"/>
      <style:paragraph-properties fo:margin-left="0cm" fo:margin-right="0cm" fo:margin-top="0cm" fo:margin-bottom="0cm" style:contextual-spacing="false" style:line-height-at-least="0.7cm" fo:text-align="justify" style:justify-single-word="false" fo:text-indent="0cm" style:auto-text-indent="false" fo:background-color="transparent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5c970f"/>
    </style:style>
    <style:style style:name="P40" style:family="paragraph" style:parent-style-name="Exo_5f_Num" style:list-style-name="L2">
      <loext:graphic-properties draw:fill="none"/>
      <style:paragraph-properties fo:margin-left="0cm" fo:margin-right="0cm" fo:margin-top="0cm" fo:margin-bottom="0cm" style:contextual-spacing="false" style:line-height-at-least="0.7cm" fo:text-align="justify" style:justify-single-word="false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paragraph-rsid="005c970f"/>
    </style:style>
    <style:style style:name="P41" style:family="paragraph" style:parent-style-name="Exo_5f_Num" style:list-style-name="L3" style:master-page-name="">
      <loext:graphic-properties draw:fill="none"/>
      <style:paragraph-properties fo:margin-left="0cm" fo:margin-right="0cm" fo:margin-top="0.199cm" fo:margin-bottom="0.101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502384"/>
    </style:style>
    <style:style style:name="P42" style:family="paragraph" style:parent-style-name="Exo_5f_Num" style:list-style-name="L3">
      <loext:graphic-properties draw:fill="none"/>
      <style:paragraph-properties fo:margin-left="0cm" fo:margin-right="0cm" fo:margin-top="0.199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502384"/>
    </style:style>
    <style:style style:name="P43" style:family="paragraph" style:parent-style-name="Exo_5f_Num" style:list-style-name="L3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502384"/>
    </style:style>
    <style:style style:name="P44" style:family="paragraph" style:parent-style-name="Exo_5f_Num">
      <style:paragraph-properties fo:margin-top="0.6cm" fo:margin-bottom="0cm" style:contextual-spacing="false"/>
      <style:text-properties fo:color="#ffd428" loext:opacity="100%" style:font-name="Bitstream Vera Sans2" fo:font-size="10pt" fo:font-weight="bold" officeooo:rsid="003d4356" officeooo:paragraph-rsid="0043d14d" style:font-size-asian="10.5pt" style:font-weight-asian="bold" style:font-weight-complex="bold"/>
    </style:style>
    <style:style style:name="P45" style:family="paragraph" style:parent-style-name="Exo_5f_Num">
      <style:paragraph-properties fo:margin-top="0.6cm" fo:margin-bottom="0cm" style:contextual-spacing="false"/>
      <style:text-properties officeooo:paragraph-rsid="0026fd94"/>
    </style:style>
    <style:style style:name="P46" style:family="paragraph" style:parent-style-name="Exo_5f_Num" style:list-style-name="Num_5f_Exo">
      <style:paragraph-properties fo:margin-top="0.199cm" fo:margin-bottom="0.101cm" style:contextual-spacing="false" fo:line-height="150%"/>
      <style:text-properties officeooo:paragraph-rsid="003d4356"/>
    </style:style>
    <style:style style:name="P47" style:family="paragraph" style:parent-style-name="Exo_5f_Num" style:list-style-name="Num_5f_Exo">
      <style:paragraph-properties fo:margin-top="0cm" fo:margin-bottom="0.3cm" style:contextual-spacing="false"/>
      <style:text-properties officeooo:rsid="003d4356" officeooo:paragraph-rsid="00536980"/>
    </style:style>
    <style:style style:name="P48" style:family="paragraph" style:parent-style-name="Exo_5f_Num" style:list-style-name="Num_5f_Exo">
      <style:paragraph-properties fo:margin-top="0cm" fo:margin-bottom="0cm" style:contextual-spacing="false"/>
      <style:text-properties officeooo:rsid="003d4356" officeooo:paragraph-rsid="003d4356"/>
    </style:style>
    <style:style style:name="P49" style:family="paragraph" style:parent-style-name="Exo_5f_Num" style:list-style-name="Num_5f_Exo">
      <style:paragraph-properties fo:margin-top="0cm" fo:margin-bottom="0cm" style:contextual-spacing="false"/>
      <style:text-properties fo:color="#000000" loext:opacity="100%" style:font-name="Bitstream Vera Sans2" officeooo:rsid="003d4356" officeooo:paragraph-rsid="003d4356"/>
    </style:style>
    <style:style style:name="P50" style:family="paragraph" style:parent-style-name="Exo_5f_Num" style:list-style-name="L4">
      <style:paragraph-properties fo:margin-top="0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fo:color="#000000" loext:opacity="100%" style:font-name="Bitstream Vera Sans2" fo:font-size="10pt" fo:font-weight="normal" officeooo:rsid="003fe5e3" officeooo:paragraph-rsid="00502384" style:font-size-asian="10.5pt"/>
    </style:style>
    <style:style style:name="P51" style:family="paragraph" style:parent-style-name="Exo_5f_Num">
      <style:paragraph-properties fo:margin-top="0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fo:color="#000000" loext:opacity="100%" style:font-name="Bitstream Vera Sans2" fo:font-size="10pt" fo:font-weight="normal" officeooo:rsid="0046335f" officeooo:paragraph-rsid="00515ac7" style:font-size-asian="10.5pt"/>
    </style:style>
    <style:style style:name="P52" style:family="paragraph" style:parent-style-name="Exo_5f_Num">
      <style:paragraph-properties fo:margin-top="0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fo:color="#000000" loext:opacity="100%" style:font-name="Bitstream Vera Sans2" fo:font-size="10pt" fo:font-weight="normal" officeooo:rsid="0046335f" officeooo:paragraph-rsid="00515ac7" style:font-name-asian="SimSun" style:font-size-asian="10.5pt" style:font-name-complex="Lucida Sans"/>
    </style:style>
    <style:style style:name="P53" style:family="paragraph" style:parent-style-name="Exo_5f_Num">
      <style:paragraph-properties fo:margin-top="0cm" fo:margin-bottom="0cm" style:contextual-spacing="false" fo:text-align="center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fo:color="#000000" loext:opacity="100%" style:font-name="Verdana" fo:font-size="10pt" fo:font-weight="normal" officeooo:rsid="0046335f" officeooo:paragraph-rsid="00515ac7" style:font-name-asian="Verdana" style:font-size-asian="10.5pt" style:font-name-complex="Verdana"/>
    </style:style>
    <style:style style:name="P54" style:family="paragraph" style:parent-style-name="Exo_5f_Num" style:list-style-name="L4">
      <style:paragraph-properties fo:margin-top="0cm" fo:margin-bottom="0cm" style:contextual-spacing="false" style:line-height-at-least="0.7cm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601294"/>
    </style:style>
    <style:style style:name="P55" style:family="paragraph" style:parent-style-name="Exo_5f_Num">
      <style:paragraph-properties fo:margin-top="0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rsid="0046335f" officeooo:paragraph-rsid="00515ac7" style:font-size-asian="10.5pt"/>
    </style:style>
    <style:style style:name="P56" style:family="paragraph" style:parent-style-name="Exo_5f_Num">
      <style:paragraph-properties fo:margin-top="0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15ac7" style:font-size-asian="10.5pt"/>
    </style:style>
    <style:style style:name="P57" style:family="paragraph" style:parent-style-name="Exo_5f_Num" style:list-style-name="L5">
      <style:paragraph-properties fo:margin-top="0.101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rsid="00515ac7" officeooo:paragraph-rsid="00515ac7"/>
    </style:style>
    <style:style style:name="P58" style:family="paragraph" style:parent-style-name="Exo_5f_Num" style:list-style-name="L5">
      <style:paragraph-properties fo:margin-top="0.101cm" fo:margin-bottom="0cm" style:contextual-spacing="false" style:line-height-at-least="0.7cm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64c979"/>
    </style:style>
    <style:style style:name="P59" style:family="paragraph" style:parent-style-name="Exo_5f_Num" style:list-style-name="L5">
      <style:paragraph-properties fo:margin-top="0.3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15ac7"/>
    </style:style>
    <style:style style:name="P60" style:family="paragraph" style:parent-style-name="Exo_5f_Num" style:list-style-name="Num_5f_Exo">
      <style:paragraph-properties fo:margin-top="0.399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412a5a"/>
    </style:style>
    <style:style style:name="P61" style:family="paragraph" style:parent-style-name="Exo_5f_Num">
      <style:paragraph-properties fo:margin-top="0.298cm" fo:margin-bottom="0cm" style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413ed8"/>
    </style:style>
    <style:style style:name="P62" style:family="paragraph" style:parent-style-name="Exo_5f_Num" style:list-style-name="Num_5f_Exo">
      <style:paragraph-properties fo:margin-top="0.198cm" fo:margin-bottom="0cm" style:contextual-spacing="false" fo:break-before="column"/>
      <style:text-properties officeooo:paragraph-rsid="0047fccc"/>
    </style:style>
    <style:style style:name="P63" style:family="paragraph" style:parent-style-name="Exo_5f_Num" style:list-style-name="Num_5f_Exo">
      <style:paragraph-properties fo:margin-top="0.198cm" fo:margin-bottom="0cm" style:contextual-spacing="false" fo:text-align="justify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15ac7"/>
    </style:style>
    <style:style style:name="P64" style:family="paragraph" style:parent-style-name="FILET_5f_POINTILLES" style:list-style-name="L4">
      <style:paragraph-properties fo:margin-top="0cm" fo:margin-bottom="0cm" style:contextual-spacing="false" style:line-height-at-least="0.7cm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02384"/>
    </style:style>
    <style:style style:name="P65" style:family="paragraph" style:parent-style-name="FILET_5f_POINTILLES" style:list-style-name="L5">
      <style:paragraph-properties fo:margin-top="0cm" fo:margin-bottom="0cm" style:contextual-spacing="false" style:line-height-at-least="0.7cm"/>
      <style:text-properties officeooo:paragraph-rsid="00515ac7"/>
    </style:style>
    <style:style style:name="P66" style:family="paragraph" style:parent-style-name="Standard" style:list-style-name="liste_5f_abc">
      <style:paragraph-properties fo:margin-top="0cm" fo:margin-bottom="0cm" style:contextual-spacing="false"/>
      <style:text-properties officeooo:paragraph-rsid="0052b52b"/>
    </style:style>
    <style:style style:name="P67" style:family="paragraph" style:parent-style-name="Standard" style:list-style-name="liste_5f_abc">
      <style:paragraph-properties fo:margin-top="0.101cm" fo:margin-bottom="0cm" style:contextual-spacing="false"/>
      <style:text-properties officeooo:paragraph-rsid="00502384"/>
    </style:style>
    <style:style style:name="P68" style:family="paragraph" style:parent-style-name="Standard" style:list-style-name="liste_5f_abc">
      <style:paragraph-properties fo:margin-top="0.101cm" fo:margin-bottom="0cm" style:contextual-spacing="false"/>
      <style:text-properties officeooo:paragraph-rsid="00596254"/>
    </style:style>
    <style:style style:name="P69" style:family="paragraph" style:parent-style-name="Standard" style:list-style-name="liste_5f_abc">
      <style:paragraph-properties fo:margin-top="0.101cm" fo:margin-bottom="0cm" style:contextual-spacing="false"/>
      <style:text-properties fo:color="#ea7500" loext:opacity="100%" style:font-name="Bitstream Vera Sans1" fo:font-size="10pt" fo:font-weight="bold" officeooo:paragraph-rsid="00596254" style:font-size-asian="10pt" style:font-weight-asian="bold" style:font-size-complex="10pt" style:font-weight-complex="bold"/>
    </style:style>
    <style:style style:name="P70" style:family="paragraph" style:parent-style-name="Standard" style:master-page-name="_5f_Fiche_20_éditeur_20_série_20_2_20_une_20_colonne_20_impaire_20__28_G_29_">
      <style:paragraph-properties fo:margin-top="0.101cm" fo:margin-bottom="0cm" style:contextual-spacing="false" style:page-number="72" fo:break-before="auto" fo:break-after="auto"/>
      <style:text-properties fo:color="#000000" loext:opacity="100%" style:font-name="Bitstream Vera Sans1" fo:font-size="10pt" fo:font-weight="normal" officeooo:rsid="00951988" officeooo:paragraph-rsid="004a79ec" style:font-size-asian="10pt" style:font-weight-asian="normal" style:font-size-complex="10pt" style:font-weight-complex="normal"/>
    </style:style>
    <style:style style:name="P71" style:family="paragraph" style:parent-style-name="Standard" style:list-style-name="_5f_Numérotation_20_des_20_exercices_20_livrets">
      <style:paragraph-properties fo:margin-top="0.199cm" fo:margin-bottom="0cm" style:contextual-spacing="false"/>
      <style:text-properties officeooo:rsid="009ec5eb" officeooo:paragraph-rsid="0032743c"/>
    </style:style>
    <style:style style:name="P72" style:family="paragraph" style:parent-style-name="_5f_Pied_20_de_20_page" style:list-style-name="">
      <style:paragraph-properties fo:text-align="end" style:justify-single-word="false"/>
    </style:style>
    <style:style style:name="P73" style:family="paragraph" style:parent-style-name="_5f_Pied_20_de_20_page">
      <style:paragraph-properties fo:text-align="end" style:justify-single-word="false"/>
    </style:style>
    <style:style style:name="P74" style:family="paragraph" style:parent-style-name="_5f_Pied_20_de_20_page" style:list-style-name=""/>
    <style:style style:name="P7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6" style:family="paragraph">
      <style:paragraph-properties fo:text-align="center"/>
    </style:style>
    <style:style style:name="P77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1" style:family="paragraph">
      <loext:graphic-properties draw:fill="solid" draw:fill-color="#7fb241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fea2e"/>
    </style:style>
    <style:style style:name="T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3cc587" style:font-size-asian="16pt" style:font-style-asian="normal" style:font-size-complex="16pt" style:font-style-complex="normal"/>
    </style:style>
    <style:style style:name="T8" style:family="text">
      <style:text-properties fo:text-transform="uppercase" fo:color="#808080" loext:opacity="100%" style:font-name="Bitstream Vera Sans2" fo:font-size="9pt" officeooo:rsid="004d7250" fo:background-color="transparent" loext:char-shading-value="0"/>
    </style:style>
    <style:style style:name="T9" style:family="text">
      <style:text-properties officeooo:rsid="0052b52b"/>
    </style:style>
    <style:style style:name="T10" style:family="text">
      <style:text-properties officeooo:rsid="002aa84d"/>
    </style:style>
    <style:style style:name="T11" style:family="text">
      <style:text-properties fo:font-size="10pt" fo:font-style="normal" officeooo:rsid="003fe5e3" style:font-size-asian="10pt" style:font-style-asian="normal" style:font-size-complex="10pt" style:font-style-complex="normal"/>
    </style:style>
    <style:style style:name="T12" style:family="text">
      <style:text-properties fo:font-size="10pt" fo:font-style="normal" officeooo:rsid="00413ed8" style:font-size-asian="10pt" style:font-style-asian="normal" style:font-size-complex="10pt" style:font-style-complex="normal"/>
    </style:style>
    <style:style style:name="T13" style:family="text">
      <style:text-properties fo:font-size="10pt" fo:font-style="normal" officeooo:rsid="0043d14d" style:font-size-asian="10pt" style:font-style-asian="normal" style:font-size-complex="10pt" style:font-style-complex="normal"/>
    </style:style>
    <style:style style:name="T14" style:family="text">
      <style:text-properties fo:font-size="10pt" fo:font-style="normal" fo:font-weight="normal" officeooo:rsid="003fe5e3" style:font-size-asian="10pt" style:font-style-asian="normal" style:font-size-complex="10pt" style:font-style-complex="normal"/>
    </style:style>
    <style:style style:name="T15" style:family="text">
      <style:text-properties fo:font-size="10pt" fo:font-style="normal" fo:font-weight="normal" officeooo:rsid="0043d14d" style:font-size-asian="10pt" style:font-style-asian="normal" style:font-size-complex="10pt" style:font-style-complex="normal"/>
    </style:style>
    <style:style style:name="T16" style:family="text">
      <style:text-properties style:use-window-font-color="true" loext:opacity="0%" style:font-name="Bitstream Vera Sans2" fo:font-size="10pt" fo:font-weight="normal" officeooo:rsid="003e8e48" style:font-size-asian="10.5pt"/>
    </style:style>
    <style:style style:name="T17" style:family="text">
      <style:text-properties style:use-window-font-color="true" loext:opacity="0%" style:font-name="Bitstream Vera Sans2" fo:font-size="10pt" fo:font-weight="normal" officeooo:rsid="003d4356" style:font-size-asian="10.5pt"/>
    </style:style>
    <style:style style:name="T18" style:family="text">
      <style:text-properties style:use-window-font-color="true" loext:opacity="0%" style:font-name="Bitstream Vera Sans2" fo:font-size="10pt" fo:font-weight="normal" officeooo:rsid="003fe5e3" style:font-size-asian="10.5pt"/>
    </style:style>
    <style:style style:name="T19" style:family="text">
      <style:text-properties style:use-window-font-color="true" loext:opacity="0%" style:font-name="Bitstream Vera Sans2" fo:font-size="10pt" fo:font-weight="normal" officeooo:rsid="0043d14d" style:font-size-asian="10.5pt"/>
    </style:style>
    <style:style style:name="T20" style:family="text">
      <style:text-properties style:use-window-font-color="true" loext:opacity="0%" style:font-name="Bitstream Vera Sans2" fo:font-size="10pt" fo:font-weight="normal" officeooo:rsid="004173d8" style:font-size-asian="10.5pt"/>
    </style:style>
    <style:style style:name="T21" style:family="text">
      <style:text-properties style:use-window-font-color="true" loext:opacity="0%" style:font-name="Bitstream Vera Sans2" fo:font-size="10pt" fo:font-weight="normal" officeooo:rsid="003e8e48" style:font-size-asian="10.5pt" style:font-weight-asian="normal" style:font-size-complex="10pt" style:font-weight-complex="normal"/>
    </style:style>
    <style:style style:name="T22" style:family="text">
      <style:text-properties style:use-window-font-color="true" loext:opacity="0%" style:font-name="Bitstream Vera Sans2" fo:font-size="10pt" style:text-underline-style="none" fo:font-weight="normal" officeooo:rsid="003e8e48" style:font-size-asian="10.5pt" style:font-weight-asian="normal" style:font-size-complex="10pt" style:font-weight-complex="normal"/>
    </style:style>
    <style:style style:name="T23" style:family="text">
      <style:text-properties style:use-window-font-color="true" loext:opacity="0%" style:font-name="Bitstream Vera Sans2" fo:font-weight="normal" officeooo:rsid="003e8e48" style:font-size-asian="10.5pt" style:font-weight-asian="normal" style:font-weight-complex="normal"/>
    </style:style>
    <style:style style:name="T24" style:family="text">
      <style:text-properties fo:color="#000000" loext:opacity="100%" style:font-name="Bitstream Vera Sans2"/>
    </style:style>
    <style:style style:name="T25" style:family="text">
      <style:text-properties fo:color="#000000" loext:opacity="100%" style:font-name="Bitstream Vera Sans2" fo:font-size="10pt" fo:font-weight="normal"/>
    </style:style>
    <style:style style:name="T26" style:family="text">
      <style:text-properties fo:color="#000000" loext:opacity="100%" style:font-name="Bitstream Vera Sans2" fo:font-size="10pt" fo:font-weight="normal" style:font-size-asian="10.5pt"/>
    </style:style>
    <style:style style:name="T27" style:family="text">
      <style:text-properties fo:color="#000000" loext:opacity="100%" style:font-name="Bitstream Vera Sans2" fo:font-size="10pt" fo:font-weight="normal" officeooo:rsid="003d4356" style:font-size-asian="10.5pt"/>
    </style:style>
    <style:style style:name="T28" style:family="text">
      <style:text-properties fo:color="#000000" loext:opacity="100%" style:font-name="Bitstream Vera Sans2" fo:font-size="10pt" fo:font-weight="normal" officeooo:rsid="003e8e48" style:font-size-asian="10.5pt"/>
    </style:style>
    <style:style style:name="T29" style:family="text">
      <style:text-properties fo:color="#000000" loext:opacity="100%" style:font-name="Bitstream Vera Sans2" fo:font-size="10pt" fo:font-weight="normal" officeooo:rsid="003fe5e3" style:font-size-asian="10.5pt"/>
    </style:style>
    <style:style style:name="T30" style:family="text">
      <style:text-properties fo:color="#000000" loext:opacity="100%" style:font-name="Bitstream Vera Sans2" fo:font-size="10pt" fo:font-weight="normal" officeooo:rsid="00412a5a" style:font-size-asian="10.5pt"/>
    </style:style>
    <style:style style:name="T31" style:family="text">
      <style:text-properties fo:color="#000000" loext:opacity="100%" style:font-name="Bitstream Vera Sans2" fo:font-size="10pt" fo:font-weight="normal" officeooo:rsid="00413ed8" style:font-size-asian="10.5pt"/>
    </style:style>
    <style:style style:name="T32" style:family="text">
      <style:text-properties fo:color="#000000" loext:opacity="100%" style:font-name="Bitstream Vera Sans2" fo:font-size="10pt" fo:font-weight="normal" officeooo:rsid="004173d8" style:font-size-asian="10.5pt"/>
    </style:style>
    <style:style style:name="T33" style:family="text">
      <style:text-properties fo:color="#000000" loext:opacity="100%" style:font-name="Bitstream Vera Sans2" fo:font-size="10pt" fo:font-weight="normal" officeooo:rsid="00515ac7" style:font-size-asian="10.5pt"/>
    </style:style>
    <style:style style:name="T34" style:family="text">
      <style:text-properties fo:color="#000000" loext:opacity="100%" style:font-name="Bitstream Vera Sans2" fo:font-size="10pt" fo:font-weight="normal" officeooo:rsid="00596254" style:font-size-asian="10.5pt"/>
    </style:style>
    <style:style style:name="T35" style:family="text">
      <style:text-properties fo:color="#000000" loext:opacity="100%" style:font-name="Bitstream Vera Sans2" fo:font-size="10pt" fo:font-weight="normal" officeooo:rsid="0046335f" style:font-name-asian="SimSun" style:font-name-complex="Lucida Sans"/>
    </style:style>
    <style:style style:name="T36" style:family="text">
      <style:text-properties fo:color="#000000" loext:opacity="100%" style:font-name="Bitstream Vera Sans2" fo:font-size="10pt" fo:font-weight="normal" officeooo:rsid="00463892" style:font-name-asian="SimSun" style:font-name-complex="Lucida Sans"/>
    </style:style>
    <style:style style:name="T37" style:family="text">
      <style:text-properties fo:color="#000000" loext:opacity="100%" style:font-name="Bitstream Vera Sans2" fo:font-size="10pt" fo:font-weight="normal" officeooo:rsid="00413ed8" style:font-name-asian="SimSun" style:font-name-complex="Lucida Sans"/>
    </style:style>
    <style:style style:name="T38" style:family="text">
      <style:text-properties fo:color="#000000" loext:opacity="100%" style:font-name="Bitstream Vera Sans2" fo:font-size="10pt" fo:font-weight="normal" officeooo:rsid="00413ed8"/>
    </style:style>
    <style:style style:name="T39" style:family="text">
      <style:text-properties fo:color="#000000" loext:opacity="100%" style:font-name="Bitstream Vera Sans2" fo:font-size="10pt" fo:font-weight="normal" officeooo:rsid="0046335f"/>
    </style:style>
    <style:style style:name="T40" style:family="text">
      <style:text-properties fo:color="#000000" loext:opacity="100%" style:font-name="Bitstream Vera Sans2" fo:font-size="10pt" style:text-underline-style="none" fo:font-weight="normal" officeooo:rsid="003e8e48" style:font-size-asian="10.5pt" style:font-weight-asian="normal" style:font-size-complex="10pt" style:font-weight-complex="normal"/>
    </style:style>
    <style:style style:name="T41" style:family="text">
      <style:text-properties fo:color="#000000" loext:opacity="100%" style:font-name="Bitstream Vera Sans2" fo:font-size="10pt" fo:letter-spacing="-0.011cm" fo:font-weight="normal" officeooo:rsid="00515ac7" style:font-size-asian="10.5pt"/>
    </style:style>
    <style:style style:name="T42" style:family="text">
      <style:text-properties fo:color="#000000" loext:opacity="100%" style:font-name="Bitstream Vera Sans2" fo:font-size="10pt" fo:language="fr" fo:country="FR" fo:font-weight="normal" officeooo:rsid="005b055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43" style:family="text">
      <style:text-properties fo:color="#000000" loext:opacity="100%" style:font-name="Bitstream Vera Sans2" fo:font-size="10pt" fo:language="fr" fo:country="FR" fo:font-weight="normal" officeooo:rsid="005b7b2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44" style:family="text">
      <style:text-properties fo:color="#000000" loext:opacity="100%" style:font-name="Bitstream Vera Sans2" fo:font-size="10pt" fo:language="fr" fo:country="FR" fo:font-weight="normal" officeooo:rsid="0060129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45" style:family="text">
      <style:text-properties fo:color="#000000" loext:opacity="100%" style:font-name="Bitstream Vera Sans2" officeooo:rsid="0043d14d"/>
    </style:style>
    <style:style style:name="T46" style:family="text">
      <style:text-properties fo:color="#000000" loext:opacity="100%" style:font-name="Bahnschrift SemiLight" fo:letter-spacing="-0.018cm" officeooo:rsid="003d4356"/>
    </style:style>
    <style:style style:name="T47" style:family="text">
      <style:text-properties fo:color="#000000" loext:opacity="100%" style:text-position="0% 100%" style:font-name="Bitstream Vera Sans" fo:font-size="10pt" fo:font-style="normal" fo:font-weight="normal" officeooo:rsid="003d4356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48" style:family="text">
      <style:text-properties fo:color="#000000" loext:opacity="100%" style:text-position="0% 100%" style:font-name="Bitstream Vera Sans" fo:font-size="10pt" fo:letter-spacing="-0.007cm" fo:font-style="normal" officeooo:rsid="004f2e88" fo:background-color="transparent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49" style:family="text">
      <style:text-properties fo:color="#000000" loext:opacity="100%" style:text-position="0% 100%" style:font-name="Bitstream Vera Sans" fo:font-size="10pt" fo:letter-spacing="-0.018cm" fo:font-style="normal" fo:font-weight="normal" officeooo:rsid="003d4356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50" style:family="text">
      <style:text-properties fo:color="#000000" loext:opacity="100%" style:text-position="0% 100%" style:font-name="Bitstream Vera Sans" fo:font-size="10pt" fo:letter-spacing="-0.018cm" fo:font-style="normal" fo:font-weight="normal" officeooo:rsid="004f2e88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51" style:family="text">
      <style:text-properties fo:color="#000000" loext:opacity="100%" style:text-position="0% 100%" style:font-name="Bitstream Vera Sans" fo:font-size="10pt" fo:letter-spacing="-0.011cm" fo:font-style="normal" fo:font-weight="normal" officeooo:rsid="004f2e88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52" style:family="text">
      <style:text-properties fo:color="#000000" loext:opacity="100%" style:text-position="0% 100%" style:font-name="Microsoft YaHei1" fo:font-size="10pt" fo:letter-spacing="-0.007cm" fo:font-style="normal" fo:font-weight="normal" officeooo:rsid="004f2e88" fo:background-color="transparent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53" style:family="text">
      <style:text-properties fo:color="#000000" loext:opacity="100%" style:text-position="0% 100%" style:font-name="Microsoft YaHei1" fo:font-size="10pt" fo:letter-spacing="-0.007cm" fo:font-style="normal" fo:font-weight="normal" officeooo:rsid="00596254" fo:background-color="transparent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54" style:family="text">
      <style:text-properties fo:color="#000000" loext:opacity="100%" style:text-position="0% 100%" style:font-name="Microsoft YaHei1" fo:font-size="10pt" fo:letter-spacing="-0.018cm" fo:font-style="normal" fo:font-weight="normal" officeooo:rsid="004f2e88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55" style:family="text">
      <style:text-properties fo:color="#000000" loext:opacity="100%" style:text-position="0% 100%" style:font-name="Microsoft YaHei1" fo:font-size="10pt" fo:letter-spacing="-0.011cm" fo:font-style="normal" fo:font-weight="normal" officeooo:rsid="004f2e88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56" style:family="text">
      <style:text-properties fo:color="#000000" loext:opacity="100%" style:text-position="0% 100%" style:font-name="Microsoft YaHei1" fo:font-size="10pt" fo:letter-spacing="-0.011cm" fo:font-style="normal" fo:font-weight="normal" officeooo:rsid="00596254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57" style:family="text">
      <style:text-properties fo:color="#000000" loext:opacity="100%" style:text-position="0% 100%" fo:font-size="10pt" officeooo:rsid="004b52ae" style:font-size-asian="10pt" style:font-size-complex="10pt"/>
    </style:style>
    <style:style style:name="T58" style:family="text">
      <style:text-properties fo:color="#000000" loext:opacity="100%" style:text-position="0% 100%" fo:font-size="10pt" fo:font-weight="normal" officeooo:rsid="004b52ae" style:font-size-asian="10pt" style:font-weight-asian="normal" style:font-size-complex="10pt" style:font-weight-complex="normal"/>
    </style:style>
    <style:style style:name="T59" style:family="text">
      <style:text-properties fo:color="#000000" loext:opacity="100%" style:text-position="0% 100%" style:font-name="OpenSymbol3" fo:font-size="10pt" fo:font-style="normal" fo:font-weight="normal" officeooo:rsid="006b4b7e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60" style:family="text">
      <style:text-properties fo:color="#000000" loext:opacity="100%" style:text-position="0% 100%" style:font-name="OpenSymbol3" fo:font-style="normal" fo:font-weight="normal" officeooo:rsid="006b4b7e" style:font-name-asian="OpenSymbol3" style:font-style-asian="normal" style:font-weight-asian="normal" style:font-name-complex="OpenSymbol3" style:font-style-complex="normal" style:font-weight-complex="normal"/>
    </style:style>
    <style:style style:name="T61" style:family="text">
      <style:text-properties fo:color="#000000" loext:opacity="100%" style:text-position="0% 100%" style:font-name="Bitstream Vera Sans2" fo:font-size="10pt" fo:language="fr" fo:country="FR" fo:font-style="normal" fo:font-weight="normal" officeooo:rsid="005c970f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 style:text-scale="100%"/>
    </style:style>
    <style:style style:name="T62" style:family="text">
      <style:text-properties fo:color="#000000" loext:opacity="100%" style:text-position="0% 100%" style:font-name="Bitstream Vera Sans2" fo:font-size="10pt" fo:language="fr" fo:country="FR" fo:font-weight="normal" officeooo:rsid="00601294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 style:text-scale="100%"/>
    </style:style>
    <style:style style:name="T63" style:family="text">
      <style:text-properties fo:color="#000000" loext:opacity="100%" style:text-position="0% 100%" style:font-name="Bitstream Vera Sans2" fo:font-size="10pt" fo:language="fr" fo:country="FR" fo:font-weight="normal" officeooo:rsid="0064c979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 style:text-scale="100%"/>
    </style:style>
    <style:style style:name="T64" style:family="text">
      <style:text-properties fo:color="#000000" loext:opacity="100%" style:text-position="0% 100%" style:font-name="Bitstream Vera Sans2" fo:font-size="10pt" fo:language="fr" fo:country="FR" fo:font-weight="normal" officeooo:rsid="0064c979" style:letter-kerning="true" fo:background-color="#ffff00" loext:char-shading-value="0" style:font-name-asian="Bitstream Vera Sans6" style:font-size-asian="10.5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 style:text-scale="100%"/>
    </style:style>
    <style:style style:name="T65" style:family="text">
      <style:text-properties fo:color="#000000" loext:opacity="100%" style:text-position="0% 100%" style:font-name="Bitstream Vera Sans2" fo:font-size="10pt" fo:language="fr" fo:country="FR" fo:font-weight="normal" officeooo:rsid="00515ac7" style:letter-kerning="true" fo:background-color="#ffff00" loext:char-shading-value="0" style:font-name-asian="Bitstream Vera Sans6" style:font-size-asian="10.5pt" style:language-asian="zh" style:country-asian="CN" style:font-style-asian="normal" style:font-weight-asian="normal" style:font-name-complex="Bitstream Vera Sans6" style:font-size-complex="10pt" style:language-complex="hi" style:country-complex="IN" style:font-style-complex="normal" style:font-weight-complex="normal" style:text-scale="100%"/>
    </style:style>
    <style:style style:name="T66" style:family="text">
      <style:text-properties fo:color="#000000" loext:opacity="100%" style:text-position="0% 100%" style:font-name="Bitstream Vera Sans2" fo:font-size="10pt" fo:font-weight="normal" officeooo:rsid="00515ac7" style:font-name-asian="OpenSymbol1" style:font-size-asian="10.5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7" style:family="text">
      <style:text-properties fo:color="#000000" loext:opacity="100%" style:text-position="0% 100%" style:font-name="Bitstream Vera Sans2" fo:font-size="10pt" fo:font-weight="normal" officeooo:rsid="003d4356" style:font-name-asian="OpenSymbol1" style:font-size-asian="10.5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8" style:family="text">
      <style:text-properties fo:color="#000000" loext:opacity="100%" style:text-position="0% 100%" style:font-name="Bitstream Vera Sans2" fo:font-size="10pt" fo:font-weight="normal" officeooo:rsid="0064c979" style:font-name-asian="OpenSymbol1" style:font-size-asian="10.5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9" style:family="text">
      <style:text-properties fo:color="#000000" loext:opacity="100%" style:text-position="0% 100%" style:font-name="Bitstream Vera Sans2" fo:font-size="10pt" fo:font-weight="normal" officeooo:rsid="00515ac7" style:font-size-asian="10.5pt" style:font-style-asian="normal" style:font-weight-asian="normal" style:font-size-complex="10pt" style:font-style-complex="normal" style:font-weight-complex="normal" style:text-scale="100%"/>
    </style:style>
    <style:style style:name="T70" style:family="text">
      <style:text-properties fo:color="#000000" loext:opacity="100%" style:text-position="0% 100%" style:font-name="OpenSymbol2" fo:font-size="10pt" fo:font-weight="normal" officeooo:rsid="0064c979" style:font-name-asian="OpenSymbol1" style:font-size-asian="10.5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71" style:family="text">
      <style:text-properties fo:color="#000000" loext:opacity="100%" style:font-name="Bitstream Vera Sans1" fo:font-size="10pt" fo:font-weight="normal" officeooo:rsid="00951988" style:font-size-asian="10pt" style:font-weight-asian="normal" style:font-size-complex="10pt" style:font-weight-complex="normal"/>
    </style:style>
    <style:style style:name="T72" style:family="text">
      <style:text-properties fo:color="#000000" loext:opacity="100%" style:font-name="Bitstream Vera Sans1" fo:font-size="10pt" fo:font-weight="normal" officeooo:rsid="00502384" style:font-size-asian="10pt" style:font-weight-asian="normal" style:font-size-complex="10pt" style:font-weight-complex="normal"/>
    </style:style>
    <style:style style:name="T73" style:family="text">
      <style:text-properties fo:color="#000000" loext:opacity="100%" style:font-name="Bitstream Vera Sans1" fo:font-size="10pt" fo:font-weight="normal" officeooo:rsid="0051c9b4" style:font-size-asian="10pt" style:font-weight-asian="normal" style:font-size-complex="10pt" style:font-weight-complex="normal"/>
    </style:style>
    <style:style style:name="T74" style:family="text">
      <style:text-properties fo:color="#000000" loext:opacity="100%" style:font-name="Bitstream Vera Sans1" fo:font-size="10pt" fo:font-weight="bold" officeooo:rsid="00951988" style:font-size-asian="10pt" style:font-weight-asian="bold" style:font-size-complex="10pt" style:font-weight-complex="bold"/>
    </style:style>
    <style:style style:name="T75" style:family="text">
      <style:text-properties fo:color="#000000" loext:opacity="100%" style:font-name="Bitstream Vera Sans1" fo:font-size="10pt" style:text-underline-style="none" fo:font-weight="normal" officeooo:rsid="00951988" style:font-size-asian="10pt" style:font-weight-asian="normal" style:font-size-complex="10pt" style:font-weight-complex="normal"/>
    </style:style>
    <style:style style:name="T76" style:family="text">
      <style:text-properties fo:color="#000000" loext:opacity="100%" fo:font-weight="normal" style:font-weight-asian="normal" style:font-weight-complex="normal"/>
    </style:style>
    <style:style style:name="T77" style:family="text">
      <style:text-properties fo:color="#000000" loext:opacity="100%" fo:font-weight="normal" officeooo:rsid="00951988" style:font-weight-asian="normal" style:font-weight-complex="normal"/>
    </style:style>
    <style:style style:name="T78" style:family="text">
      <style:text-properties fo:color="#000000" loext:opacity="100%" fo:font-weight="normal" officeooo:rsid="00502384" style:font-weight-asian="normal" style:font-weight-complex="normal"/>
    </style:style>
    <style:style style:name="T79" style:family="text">
      <style:text-properties fo:color="#000000" loext:opacity="100%" fo:font-weight="normal" officeooo:rsid="0051c9b4" style:font-weight-asian="normal" style:font-weight-complex="normal"/>
    </style:style>
    <style:style style:name="T80" style:family="text">
      <style:text-properties fo:color="#000000" loext:opacity="100%" officeooo:rsid="00951988"/>
    </style:style>
    <style:style style:name="T81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82" style:family="text">
      <style:text-properties style:text-position="0% 100%" fo:font-weight="normal" officeooo:rsid="003d4356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83" style:family="text">
      <style:text-properties style:text-position="0% 100%" fo:font-weight="normal" officeooo:rsid="003e8e48" style:font-weight-asian="normal" style:font-weight-complex="normal" style:text-scale="100%"/>
    </style:style>
    <style:style style:name="T84" style:family="text">
      <style:text-properties style:text-position="0% 100%" fo:font-weight="normal" officeooo:rsid="003fe5e3" style:font-style-asian="normal" style:font-weight-asian="normal" style:font-size-complex="10pt" style:font-style-complex="normal" style:font-weight-complex="normal" style:text-scale="100%"/>
    </style:style>
    <style:style style:name="T85" style:family="text">
      <style:text-properties style:text-position="0% 100%" fo:font-weight="normal" officeooo:rsid="00601294" style:font-style-asian="normal" style:font-weight-asian="normal" style:font-size-complex="10pt" style:font-style-complex="normal" style:font-weight-complex="normal" style:text-scale="100%"/>
    </style:style>
    <style:style style:name="T86" style:family="text">
      <style:text-properties style:text-position="0% 100%" fo:font-weight="normal" officeooo:rsid="00515ac7" style:font-style-asian="normal" style:font-weight-asian="normal" style:font-size-complex="10pt" style:font-style-complex="normal" style:font-weight-complex="normal" style:text-scale="100%"/>
    </style:style>
    <style:style style:name="T87" style:family="text">
      <style:text-properties style:text-position="0% 100%" fo:font-weight="normal" officeooo:rsid="003d4356" style:font-style-asian="normal" style:font-weight-asian="normal" style:font-size-complex="10pt" style:font-style-complex="normal" style:font-weight-complex="normal" style:text-scale="100%"/>
    </style:style>
    <style:style style:name="T88" style:family="text">
      <style:text-properties style:text-position="0% 100%" fo:font-weight="normal" officeooo:rsid="0064c979" style:font-style-asian="normal" style:font-weight-asian="normal" style:font-size-complex="10pt" style:font-style-complex="normal" style:font-weight-complex="normal" style:text-scale="100%"/>
    </style:style>
    <style:style style:name="T89" style:family="text">
      <style:text-properties style:text-position="0% 100%" fo:font-style="normal" fo:font-weight="normal" officeooo:rsid="004173d8" style:font-style-asian="normal" style:font-weight-asian="normal" style:font-size-complex="10pt" style:font-style-complex="normal" style:font-weight-complex="normal" style:text-scale="100%"/>
    </style:style>
    <style:style style:name="T90" style:family="text">
      <style:text-properties style:text-position="0% 100%" fo:font-style="normal" fo:font-weight="normal" officeooo:rsid="005c970f" style:font-style-asian="normal" style:font-weight-asian="normal" style:font-size-complex="10pt" style:font-style-complex="normal" style:font-weight-complex="normal" style:text-scale="100%"/>
    </style:style>
    <style:style style:name="T91" style:family="text">
      <style:text-properties style:text-position="0% 100%" fo:font-style="normal" fo:font-weight="normal" officeooo:rsid="003d4356" style:font-style-asian="normal" style:font-weight-asian="normal" style:font-size-complex="10pt" style:font-style-complex="normal" style:font-weight-complex="normal" style:text-scale="100%"/>
    </style:style>
    <style:style style:name="T92" style:family="text">
      <style:text-properties style:text-position="0% 100%" fo:font-style="normal" fo:font-weight="normal" officeooo:rsid="003e8e48" style:font-style-asian="normal" style:font-weight-asian="normal" style:font-size-complex="10pt" style:font-style-complex="normal" style:font-weight-complex="normal" style:text-scale="100%"/>
    </style:style>
    <style:style style:name="T93" style:family="text">
      <style:text-properties style:text-position="0% 100%" fo:font-style="normal" fo:font-weight="normal" officeooo:rsid="00601294" style:font-style-asian="normal" style:font-weight-asian="normal" style:font-size-complex="10pt" style:font-style-complex="normal" style:font-weight-complex="normal" style:text-scale="100%"/>
    </style:style>
    <style:style style:name="T94" style:family="text">
      <style:text-properties style:text-position="0% 100%" fo:font-style="normal" fo:font-weight="normal" officeooo:rsid="00413ed8" style:font-style-asian="normal" style:font-weight-asian="normal" style:font-size-complex="10pt" style:font-style-complex="normal" style:font-weight-complex="normal" style:text-scale="100%"/>
    </style:style>
    <style:style style:name="T95" style:family="text">
      <style:text-properties officeooo:rsid="003d4356"/>
    </style:style>
    <style:style style:name="T96" style:family="text">
      <style:text-properties style:font-name="Bitstream Vera Sans2"/>
    </style:style>
    <style:style style:name="T97" style:family="text">
      <style:text-properties style:font-name="Bitstream Vera Sans2" fo:font-size="10pt" fo:letter-spacing="-0.007cm" style:font-size-asian="10.5pt"/>
    </style:style>
    <style:style style:name="T98" style:family="text">
      <style:text-properties style:font-name="Bitstream Vera Sans2" fo:font-size="10pt" fo:letter-spacing="-0.007cm" officeooo:rsid="00413ed8" style:font-size-asian="10.5pt"/>
    </style:style>
    <style:style style:name="T99" style:family="text">
      <style:text-properties fo:color="#b2b2b2" loext:opacity="100%"/>
    </style:style>
    <style:style style:name="T100" style:family="text">
      <style:text-properties fo:color="#b2b2b2" loext:opacity="100%" style:font-name="Bitstream Vera Sans2"/>
    </style:style>
    <style:style style:name="T101" style:family="text">
      <style:text-properties fo:color="#b2b2b2" loext:opacity="100%" style:font-name="Bitstream Vera Sans2" fo:font-size="10pt" fo:font-weight="normal" officeooo:rsid="003d4356" style:font-size-asian="10.5pt"/>
    </style:style>
    <style:style style:name="T102" style:family="text">
      <style:text-properties fo:color="#b2b2b2" loext:opacity="100%" style:font-name="Bitstream Vera Sans2" fo:font-size="10pt" fo:font-weight="normal" officeooo:rsid="003e8e48" style:font-size-asian="10.5pt"/>
    </style:style>
    <style:style style:name="T103" style:family="text">
      <style:text-properties fo:color="#b2b2b2" loext:opacity="100%" style:font-name="Bitstream Vera Sans2" fo:font-size="10pt" fo:font-weight="normal" officeooo:rsid="005b7b29" style:font-size-asian="10.5pt"/>
    </style:style>
    <style:style style:name="T104" style:family="text">
      <style:text-properties fo:color="#b2b2b2" loext:opacity="100%" style:font-name="Bitstream Vera Sans2" fo:font-size="10pt" fo:font-weight="normal" officeooo:rsid="005e4f03" style:font-size-asian="10.5pt"/>
    </style:style>
    <style:style style:name="T105" style:family="text">
      <style:text-properties fo:color="#b2b2b2" loext:opacity="100%" style:font-name="Bitstream Vera Sans2" fo:font-size="10pt" fo:font-weight="normal" officeooo:rsid="005e899c" style:font-size-asian="10.5pt"/>
    </style:style>
    <style:style style:name="T106" style:family="text">
      <style:text-properties officeooo:rsid="004173d8"/>
    </style:style>
    <style:style style:name="T107" style:family="text">
      <style:text-properties officeooo:rsid="0043d14d"/>
    </style:style>
    <style:style style:name="T108" style:family="text">
      <style:text-properties fo:font-weight="normal" officeooo:rsid="003e8e48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0951988" style:font-weight-asian="normal" style:font-weight-complex="normal"/>
    </style:style>
    <style:style style:name="T111" style:family="text">
      <style:text-properties fo:font-weight="normal" officeooo:rsid="003e8e48" style:font-weight-asian="normal" style:font-weight-complex="normal"/>
    </style:style>
    <style:style style:name="T112" style:family="text">
      <style:text-properties fo:font-weight="normal" officeooo:rsid="003d4356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05b055b"/>
    </style:style>
    <style:style style:name="T114" style:family="text">
      <style:text-properties fo:font-weight="normal" officeooo:rsid="005b7b29"/>
    </style:style>
    <style:style style:name="T115" style:family="text">
      <style:text-properties fo:font-weight="normal" officeooo:rsid="005c970f"/>
    </style:style>
    <style:style style:name="T116" style:family="text">
      <style:text-properties fo:font-weight="normal" officeooo:rsid="005e4f03"/>
    </style:style>
    <style:style style:name="T117" style:family="text">
      <style:text-properties fo:font-weight="normal" officeooo:rsid="00601294"/>
    </style:style>
    <style:style style:name="T118" style:family="text">
      <style:text-properties style:font-name="OpenSymbol4" officeooo:rsid="0047fccc"/>
    </style:style>
    <style:style style:name="T119" style:family="text">
      <style:text-properties style:font-name="Bitstream Vera Sans1" fo:font-size="10pt" style:text-underline-style="none" fo:font-weight="normal" officeooo:rsid="00951988" style:font-size-asian="10pt" style:font-weight-asian="normal" style:font-size-complex="10pt" style:font-weight-complex="normal"/>
    </style:style>
    <style:style style:name="T120" style:family="text">
      <style:text-properties officeooo:rsid="00502384" fo:background-color="transparent" loext:char-shading-value="0" style:font-weight-asian="bold" style:font-weight-complex="bold"/>
    </style:style>
    <style:style style:name="T121" style:family="text">
      <style:text-properties officeooo:rsid="00413ed8" fo:background-color="transparent" loext:char-shading-value="0" style:font-weight-asian="bold" style:font-weight-complex="bold"/>
    </style:style>
    <style:style style:name="T122" style:family="text">
      <style:text-properties officeooo:rsid="005b055b"/>
    </style:style>
    <style:style style:name="T123" style:family="text">
      <style:text-properties officeooo:rsid="005c970f"/>
    </style:style>
    <style:style style:name="T124" style:family="text">
      <style:text-properties officeooo:rsid="00601294"/>
    </style:style>
    <style:style style:name="T125" style:family="text">
      <style:text-properties officeooo:rsid="0064c979"/>
    </style:style>
    <style:style style:name="T12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2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808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808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draw:g text:anchor-type="paragraph" draw:z-index="7" draw:name="Forme5" draw:style-name="gr3"><draw:custom-shape draw:style-name="gr4" draw:text-style-name="P78" svg:width="3.964cm" svg:height="0.641cm" draw:transform="skewX (0.00279252680319092) rotate (0.0872664625997165) translate (-0.370416666666667cm -0.0934861111111111cm)"><text:p text:style-name="P77"><text:span text:style-name="T12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"><draw:text-box fo:min-height="3.93cm"><text:section text:style-name="Sect1" text:name="Section1"><text:p text:style-name="P32"/><text:list xml:id="list3660200892" text:style-name="liste_5f_abc"><text:list-item><text:p text:style-name="P66"><text:span text:style-name="T119">Convertis 7</text:span><text:span text:style-name="T22"> </text:span><text:span text:style-name="T119">650</text:span><text:span text:style-name="T22"> </text:span><text:span text:style-name="T119">s en heures, minutes et secondes.</text:span></text:p></text:list-item><text:list-item><text:p text:style-name="P67"><text:span text:style-name="T75">Convertis 2,4</text:span><text:span text:style-name="T40"> </text:span><text:span text:style-name="T75">h en heures et minutes.</text:span></text:p></text:list-item></text:list><text:list xml:id="list957939292" text:style-name="_5f_Numérotation_20_des_20_exercices_20_livrets"><text:list-header><text:p text:style-name="P71"><text:span text:style-name="Bold_5f_niv1">Correction</text:span></text:p></text:list-header></text:list><text:list xml:id="list153737376809563" text:continue-list="list3660200892" text:style-name="liste_5f_abc"><text:list-item text:start-value="1"><text:p text:style-name="P69"><text:span text:style-name="T79">On effectue</text:span><text:span text:style-name="T77"> la division euclidienne de 7</text:span><text:span text:style-name="T23"> </text:span><text:span text:style-name="T77">650 par 3</text:span><text:span text:style-name="T23"> </text:span><text:span text:style-name="T77">600 </text:span><text:span text:style-name="T60"></text:span><text:span text:style-name="T77"> 7</text:span><text:span text:style-name="T23"> </text:span><text:span text:style-name="T77">650</text:span><text:span text:style-name="T23"> </text:span><text:span text:style-name="_5f_Symbole"><text:span text:style-name="T111">=</text:span></text:span><text:span text:style-name="T23"> </text:span><text:span text:style-name="T77">2</text:span><text:span text:style-name="T23"> </text:span><text:span text:style-name="_5f_Symbole"><text:span text:style-name="T110">×</text:span></text:span><text:span text:style-name="T23"> </text:span><text:span text:style-name="T77">3</text:span><text:span text:style-name="T23"> </text:span><text:span text:style-name="T77">600</text:span><text:span text:style-name="T23"> </text:span><text:span text:style-name="_5f_Symbole"><text:span text:style-name="T58"></text:span></text:span><text:span text:style-name="T23"> </text:span><text:span text:style-name="T77">450.</text:span></text:p></text:list-item></text:list><text:p text:style-name="P28"><text:span text:style-name="T77">Donc 7</text:span><text:span text:style-name="T23"> </text:span><text:span text:style-name="T77">650</text:span><text:span text:style-name="T23"> </text:span><text:span text:style-name="T77">s </text:span><text:span text:style-name="_5f_Symbole"><text:span text:style-name="T111">=</text:span></text:span><text:span text:style-name="T77"> </text:span><text:span text:style-name="T80">2</text:span><text:span text:style-name="T23"> </text:span><text:span text:style-name="T80">h</text:span><text:span text:style-name="T77"> et 450</text:span><text:span text:style-name="T23"> </text:span><text:span text:style-name="T77">s.</text:span></text:p><text:p text:style-name="P30"><text:span text:style-name="T73">On effectue </text:span><text:span text:style-name="T71">la division euclidienne de 450 par 60 </text:span><text:span text:style-name="T59"></text:span><text:span text:style-name="T71"> 450</text:span><text:span text:style-name="T21"> </text:span><text:span text:style-name="_5f_Symbole"><text:span text:style-name="T111">=</text:span></text:span><text:span text:style-name="T21"> </text:span><text:span text:style-name="T71">7</text:span><text:span text:style-name="T21"> </text:span><text:span text:style-name="_5f_Symbole"><text:span text:style-name="T110">×</text:span></text:span><text:span text:style-name="T21"> </text:span><text:span text:style-name="T71">60</text:span><text:span text:style-name="T21"> </text:span><text:span text:style-name="_5f_Symbole"><text:span text:style-name="T58"></text:span></text:span><text:span text:style-name="T21"> </text:span><text:span text:style-name="T71">30.</text:span></text:p><text:p text:style-name="P30"><text:span text:style-name="T71">Donc 450</text:span><text:span text:style-name="T21"> </text:span><text:span text:style-name="T71">s </text:span><text:span text:style-name="_5f_Symbole"><text:span text:style-name="T111">=</text:span></text:span><text:span text:style-name="T71"> </text:span><text:span text:style-name="T74">7</text:span><text:span text:style-name="T21"> </text:span><text:span text:style-name="T74">min</text:span><text:span text:style-name="T71"> et </text:span><text:span text:style-name="T74">30</text:span><text:span text:style-name="T21"> </text:span><text:span text:style-name="T74">s</text:span><text:span text:style-name="T71">.</text:span></text:p><text:p text:style-name="P26"><text:span text:style-name="T77">On en déduit que 7</text:span><text:span text:style-name="T23"> </text:span><text:span text:style-name="T77">650</text:span><text:span text:style-name="T23"> </text:span><text:span text:style-name="T77">s</text:span><text:span text:style-name="T23"> </text:span><text:span text:style-name="_5f_Symbole"><text:span text:style-name="T111">=</text:span></text:span><text:span text:style-name="T23"> </text:span><text:span text:style-name="T77">2</text:span><text:span text:style-name="T23"> </text:span><text:span text:style-name="T77">h</text:span><text:span text:style-name="T23"> </text:span><text:span text:style-name="T77">7</text:span><text:span text:style-name="T23"> </text:span><text:span text:style-name="T77">min</text:span><text:span text:style-name="T23"> </text:span><text:span text:style-name="T77">30</text:span><text:span text:style-name="T23"> </text:span><text:span text:style-name="T77">s.</text:span></text:p><text:list xml:id="list153738584560571" text:continue-numbering="true" text:style-name="liste_5f_abc"><text:list-item><text:p text:style-name="P68"><text:span text:style-name="T71">2,4</text:span><text:span text:style-name="T21"> </text:span><text:span text:style-name="T71">h </text:span><text:span text:style-name="_5f_Symbole"><text:span text:style-name="T111">=</text:span></text:span><text:span text:style-name="T71"> 2</text:span><text:span text:style-name="T21"> </text:span><text:span text:style-name="T71">heures et </text:span><text:span text:style-name="T72">0,4</text:span><text:span text:style-name="T21"> </text:span><text:span text:style-name="T71">heure.</text:span></text:p></text:list-item></text:list><text:p text:style-name="P27"><text:span text:style-name="T76">1</text:span><text:span text:style-name="T23"> </text:span><text:span text:style-name="T76">h</text:span><text:span text:style-name="T23"> </text:span><text:span text:style-name="_5f_Symbole"><text:span text:style-name="T111">=</text:span></text:span><text:span text:style-name="T23"> </text:span><text:span text:style-name="T76">60</text:span><text:span text:style-name="T23"> </text:span><text:span text:style-name="T76">min donc </text:span><text:span text:style-name="T78">0,4</text:span><text:span text:style-name="T23"> </text:span><text:span text:style-name="T76">h</text:span><text:span text:style-name="T23"> </text:span><text:span text:style-name="_5f_Symbole"><text:span text:style-name="T111">=</text:span></text:span><text:span text:style-name="T23"> </text:span><text:span text:style-name="T78">0,4</text:span><text:span text:style-name="T23"> </text:span><text:span text:style-name="_5f_Symbole"><text:span text:style-name="T109">×</text:span></text:span><text:span text:style-name="T23"> </text:span><text:span text:style-name="T78">60</text:span><text:span text:style-name="T23"> </text:span><text:span text:style-name="_5f_Symbole"><text:span text:style-name="T111">=</text:span></text:span><text:span text:style-name="T23"> </text:span><text:span text:style-name="T78">24</text:span><text:span text:style-name="T23"> </text:span><text:span text:style-name="T76">min.</text:span></text:p><text:p text:style-name="P29"><text:span text:style-name="T71">2,4</text:span><text:span text:style-name="T21"> </text:span><text:span text:style-name="T71">h</text:span><text:span text:style-name="T21"> </text:span><text:span text:style-name="_5f_Symbole"><text:span text:style-name="T111">=</text:span></text:span><text:span text:style-name="T21"> </text:span><text:span text:style-name="T71">2</text:span><text:span text:style-name="T21"> </text:span><text:span text:style-name="T71">h</text:span><text:span text:style-name="T21"> </text:span><text:span text:style-name="T71">24</text:span><text:span text:style-name="T21"> </text:span><text:span text:style-name="T71">min.</text:span></text:p></text:section></draw:text-box></draw:frame></text:p>
      <text:list xml:id="list1366659898" text:style-name="Num_5f_Exo">
        <text:list-item>
          <text:h text:style-name="P33" text:outline-level="1"><text:span text:style-name="T29"> </text:span><text:span text:style-name="T106">Convertis</text:span><text:span text:style-name="_5f_Consigne"><text:span text:style-name="T11"> les durées </text:span></text:span><text:span text:style-name="_5f_Consigne"><text:span text:style-name="T13">suivantes</text:span></text:span><text:span text:style-name="_5f_Consigne"><text:span text:style-name="T11">.</text:span></text:span></text:h>
        </text:list-item>
      </text:list>
      <text:list xml:id="list3365334871" text:style-name="L1">
        <text:list-item>
          <text:h text:style-name="P34" text:outline-level="1"><text:span text:style-name="T18">65 min </text:span><text:span text:style-name="_5f_Symbole"><text:span text:style-name="T108">=</text:span></text:span><text:span text:style-name="T16"> </text:span><text:span text:style-name="_5f_Caractères_5f_correction"><text:span text:style-name="T122">3 900 </text:span></text:span><text:span text:style-name="T27">s.</text:span></text:h>
        </text:list-item>
        <text:list-item>
          <text:h text:style-name="P35" text:outline-level="1"><text:span text:style-name="T16">2</text:span><text:span text:style-name="T18">6 h </text:span><text:span text:style-name="_5f_Symbole"><text:span text:style-name="T108">=</text:span></text:span><text:span text:style-name="T16"> </text:span><text:span text:style-name="_5f_Caractères_5f_correction"><text:span text:style-name="T42">1560</text:span></text:span><text:span text:style-name="_5f_Caractères_5f_correction"><text:span text:style-name="T113"> </text:span></text:span><text:span text:style-name="T101"> </text:span><text:span text:style-name="T27">m</text:span><text:span text:style-name="T32">in</text:span><text:span text:style-name="T27">.</text:span></text:h>
        </text:list-item>
        <text:list-item>
          <text:h text:style-name="P36" text:outline-level="1"><text:span text:style-name="T16">3 </text:span><text:span text:style-name="T18">jours </text:span><text:span text:style-name="_5f_Symbole"><text:span text:style-name="T108">=</text:span></text:span><text:span text:style-name="T16"> </text:span><text:span text:style-name="_5f_Caractères_5f_correction"><text:span text:style-name="T42">72</text:span></text:span><text:span text:style-name="T101"> </text:span><text:span text:style-name="T28">h</text:span><text:span text:style-name="T27">.</text:span></text:h>
        </text:list-item>
        <text:list-item>
          <text:h text:style-name="P37" text:outline-level="1"><text:span text:style-name="T29">4 min 12 s </text:span><text:span text:style-name="_5f_Symbole"><text:span text:style-name="T108">=</text:span></text:span><text:span text:style-name="T29"> </text:span><text:span text:style-name="_5f_Caractères_5f_correction"><text:span text:style-name="T42">252</text:span></text:span><text:span text:style-name="T102"> </text:span><text:span text:style-name="T30">s.</text:span></text:h>
        </text:list-item>
        <text:list-item>
          <text:h text:style-name="P36" text:outline-level="1"><text:span text:style-name="T16">1 h </text:span><text:span text:style-name="T18">10 min </text:span><text:span text:style-name="_5f_Symbole"><text:span text:style-name="T108">=</text:span></text:span><text:span text:style-name="T16"> </text:span><text:span text:style-name="_5f_Caractères_5f_correction"><text:span text:style-name="T42">4 200</text:span></text:span><text:span text:style-name="T101"> </text:span><text:span text:style-name="T27">s</text:span><text:span text:style-name="T28">.</text:span></text:h>
        </text:list-item>
      </text:list>
      <text:list xml:id="list153738630977252" text:continue-list="list1366659898" text:style-name="Num_5f_Exo">
        <text:list-item>
          <text:h text:style-name="P44" text:outline-level="1"><text:span text:style-name="Bold_5f_niv1"><text:span text:style-name="T109"> </text:span></text:span><text:span text:style-name="Bold_5f_niv1">C</text:span><text:span text:style-name="Bold_5f_niv1"><text:span text:style-name="T107">onvertir en heures et minutes</text:span></text:span></text:h>
          <text:h text:style-name="P46" text:outline-level="1"><text:span text:style-name="T17">U</text:span><text:span text:style-name="T19">ne</text:span><text:span text:style-name="T107"> heure vaut </text:span><text:span text:style-name="_5f_Caractères_5f_correction"><text:span text:style-name="T43">60</text:span></text:span><text:span text:style-name="T95"> minutes. Pour connaître le nombre d’heures dans 456 minutes, on réalise la </text:span><text:span text:style-name="_5f_Caractères_5f_correction"><text:span text:style-name="T114">division</text:span></text:span><text:span text:style-name="T103"> </text:span><text:span text:style-name="T95"><text:s/>euclidienne de </text:span><text:span text:style-name="_5f_Caractères_5f_correction"><text:span text:style-name="T114">456</text:span></text:span><text:span text:style-name="T103"> </text:span><text:span text:style-name="T95">par </text:span><text:span text:style-name="_5f_Caractères_5f_correction"><text:span text:style-name="T114">60.</text:span></text:span></text:h>
          <text:h text:style-name="P47" text:outline-level="1">456 <text:span text:style-name="_5f_Symbole">=</text:span> <text:span text:style-name="_5f_Caractères_5f_correction"><text:span text:style-name="T114">7</text:span></text:span><text:span text:style-name="T99"> </text:span><text:span text:style-name="T118">×</text:span><text:span text:style-name="_5f_BVS"> </text:span><text:span text:style-name="T96">60 </text:span><text:span text:style-name="_5f_Symbole"><text:span text:style-name="T57"></text:span></text:span><text:span text:style-name="T96"> </text:span><text:span text:style-name="_5f_Caractères_5f_correction"><text:span text:style-name="T114">36</text:span></text:span><text:span text:style-name="T24">, </text:span><text:span text:style-name="T45">donc</text:span></text:h>
          <text:h text:style-name="P48" text:outline-level="1"><text:span text:style-name="T24">456 minutes </text:span><text:span text:style-name="_5f_Symbole">=</text:span><text:span text:style-name="T100"> </text:span><text:span text:style-name="_5f_Caractères_5f_correction"><text:span text:style-name="T114">7 </text:span></text:span><text:span text:style-name="T100"> </text:span><text:span text:style-name="T24">h</text:span><text:span text:style-name="T100"> </text:span><text:span text:style-name="_5f_Caractères_5f_correction"><text:span text:style-name="T114">36 </text:span></text:span><text:span text:style-name="T24">min.</text:span></text:h>
          <text:h text:style-name="P49" text:outline-level="1"/>
        </text:list-item>
        <text:list-item>
          <text:h text:style-name="P45" text:outline-level="1"> <text:span text:style-name="T46">À</text:span><text:span text:style-name="_5f_pointillés_20_gris"><text:span text:style-name="T49"> l’aide de l’exercice précédent, convertis les durées suivantes en heures et minutes. </text:span></text:span><text:span text:style-name="_5f_pointillés_20_gris"><text:span text:style-name="T54">É</text:span></text:span><text:span text:style-name="_5f_pointillés_20_gris"><text:span text:style-name="T50">cris le calcul effectué.</text:span></text:span></text:h>
        </text:list-item>
      </text:list>
      <text:list xml:id="list1387004228" text:style-name="L2">
        <text:list-item>
          <text:h text:style-name="P38" text:outline-level="1"><text:span text:style-name="_5f_pointillés_20_gris"><text:span text:style-name="T47">135 minutes </text:span></text:span><text:span text:style-name="_5f_Caractères_5f_correction"><text:span text:style-name="T83">=</text:span></text:span><text:span text:style-name="_5f_Caractères_5f_correction"><text:span text:style-name="T89"> </text:span></text:span><text:span text:style-name="_5f_Caractères_5f_correction"><text:span text:style-name="T90">2 ×</text:span></text:span><text:span text:style-name="_5f_Caractères_5f_correction"> </text:span><text:span text:style-name="_5f_Caractères_5f_correction"><text:span text:style-name="T123">60 + 15 (minutes)</text:span></text:span></text:h>
          <text:h text:style-name="P39" text:outline-level="1"><text:span text:style-name="_5f_Caractères_5f_correction"><text:span text:style-name="T91">135 minutes </text:span></text:span><text:span text:style-name="_5f_Caractères_5f_correction"><text:span text:style-name="T83">=</text:span></text:span><text:span text:style-name="_5f_Caractères_5f_correction"><text:span text:style-name="T89"> </text:span></text:span><text:span text:style-name="_5f_Caractères_5f_correction"><text:span text:style-name="T90">2 h</text:span></text:span><text:span text:style-name="_5f_Caractères_5f_correction"><text:span text:style-name="T123"> 15 min.</text:span></text:span></text:h>
        </text:list-item>
        <text:list-item>
          <text:h text:style-name="P40" text:outline-level="1"><text:span text:style-name="_5f_pointillés_20_gris"><text:span text:style-name="T47">346 minutes </text:span></text:span><text:span text:style-name="_5f_Caractères_5f_correction"><text:span text:style-name="T92">=</text:span></text:span><text:span text:style-name="_5f_Caractères_5f_correction"><text:span text:style-name="T89"> </text:span></text:span><text:span text:style-name="_5f_Caractères_5f_correction"><text:span text:style-name="T61">5</text:span></text:span><text:span text:style-name="_5f_Caractères_5f_correction"><text:span text:style-name="T90"> ×</text:span></text:span><text:span text:style-name="_5f_Caractères_5f_correction"><text:span text:style-name="T91"> </text:span></text:span><text:span text:style-name="_5f_Caractères_5f_correction"><text:span text:style-name="T90">60 + </text:span></text:span><text:span text:style-name="_5f_Caractères_5f_correction"><text:span text:style-name="T61">46</text:span></text:span><text:span text:style-name="_5f_Caractères_5f_correction"><text:span text:style-name="T90"> (minutes)</text:span></text:span></text:h>
          <text:h text:style-name="P39" text:outline-level="1"><text:span text:style-name="_5f_Caractères_5f_correction"><text:span text:style-name="T91">135 minutes </text:span></text:span><text:span text:style-name="_5f_Caractères_5f_correction"><text:span text:style-name="T83">=</text:span></text:span><text:span text:style-name="_5f_Caractères_5f_correction"><text:span text:style-name="T89"> </text:span></text:span><text:span text:style-name="_5f_Caractères_5f_correction"><text:span text:style-name="T90">5 h</text:span></text:span><text:span text:style-name="_5f_Caractères_5f_correction"><text:span text:style-name="T123"> </text:span></text:span><text:span text:style-name="_5f_Caractères_5f_correction"><text:span text:style-name="T115">46</text:span></text:span><text:span text:style-name="_5f_Caractères_5f_correction"><text:span text:style-name="T123"> min.</text:span></text:span></text:h>
          <text:h text:style-name="P40" text:outline-level="1"/>
        </text:list-item>
      </text:list>
      <text:list xml:id="list153738493264215" text:continue-list="list153738630977252" text:style-name="Num_5f_Exo">
        <text:list-item>
          <text:h text:style-name="P62" text:outline-level="1"> <text:span text:style-name="T20">Convertis</text:span><text:span text:style-name="_5f_Consigne"><text:span text:style-name="T14"> les durées </text:span></text:span><text:span text:style-name="_5f_Consigne"><text:span text:style-name="T15">suivantes</text:span></text:span><text:span text:style-name="_5f_Consigne"><text:span text:style-name="T14">.</text:span></text:span></text:h>
        </text:list-item>
      </text:list>
      <text:list xml:id="list3465779238" text:style-name="L3">
        <text:list-item>
          <text:h text:style-name="P41" text:outline-level="1"><text:span text:style-name="T16">67 minutes </text:span><text:span text:style-name="_5f_Symbole"><text:span text:style-name="T108">=</text:span></text:span><text:span text:style-name="T16"> </text:span><text:span text:style-name="_5f_Caractères_5f_correction"><text:span text:style-name="T116">1</text:span></text:span><text:span text:style-name="T104"> </text:span><text:span text:style-name="T27">h</text:span><text:span text:style-name="T101"> </text:span><text:span text:style-name="_5f_Caractères_5f_correction"><text:span text:style-name="T116">7</text:span></text:span><text:span text:style-name="T104"> </text:span><text:span text:style-name="T27">min</text:span></text:h>
        </text:list-item>
        <text:list-item>
          <text:h text:style-name="P42" text:outline-level="1"><text:span text:style-name="T16">79 secondes </text:span><text:span text:style-name="_5f_Symbole"><text:span text:style-name="T108">=</text:span></text:span><text:span text:style-name="T16"> </text:span><text:span text:style-name="_5f_Caractères_5f_correction"><text:span text:style-name="T116">1</text:span></text:span><text:span text:style-name="T104"> </text:span><text:span text:style-name="T27">m</text:span><text:span text:style-name="T28">in</text:span><text:span text:style-name="T101"> </text:span><text:span text:style-name="_5f_Caractères_5f_correction"><text:span text:style-name="T116">19 </text:span></text:span><text:span text:style-name="T27">s</text:span></text:h>
        </text:list-item>
        <text:list-item>
          <text:h text:style-name="P42" text:outline-level="1"><text:span text:style-name="T16">237 secondes </text:span><text:span text:style-name="_5f_Symbole"><text:span text:style-name="T108">= </text:span></text:span><text:span text:style-name="_5f_Caractères_5f_correction"><text:span text:style-name="T116">3</text:span></text:span><text:span text:style-name="T101"> </text:span><text:span text:style-name="T27">m</text:span><text:span text:style-name="T28">in</text:span><text:span text:style-name="_5f_Caractères_5f_correction"><text:span text:style-name="T116"> 57</text:span></text:span><text:span text:style-name="T105"> </text:span><text:span text:style-name="T28">s</text:span></text:h>
        </text:list-item>
        <text:list-item>
          <text:h text:style-name="P42" text:outline-level="1"><text:span text:style-name="T16">138 heures </text:span><text:span text:style-name="_5f_Symbole"><text:span text:style-name="T108">=</text:span></text:span><text:span text:style-name="T16"> </text:span><text:span text:style-name="_5f_Caractères_5f_correction"><text:span text:style-name="T116">5</text:span></text:span><text:span text:style-name="T105"> </text:span><text:span text:style-name="T27">j</text:span><text:span text:style-name="T28">ours</text:span><text:span text:style-name="T101"> </text:span><text:span text:style-name="_5f_Caractères_5f_correction"><text:span text:style-name="T116">18</text:span></text:span><text:span text:style-name="T105"> </text:span><text:span text:style-name="T28">h</text:span></text:h>
        </text:list-item>
        <text:list-item>
          <text:h text:style-name="P43" text:outline-level="1"><text:span text:style-name="T18">45</text:span><text:span text:style-name="T16"> </text:span><text:span text:style-name="T18">jours </text:span><text:span text:style-name="_5f_Symbole"><text:span text:style-name="T108">=</text:span></text:span><text:span text:style-name="T16"> </text:span><text:span text:style-name="_5f_Caractères_5f_correction"><text:span text:style-name="T116">6 </text:span></text:span><text:span text:style-name="T27">s</text:span><text:span text:style-name="T29">emaines</text:span><text:span text:style-name="T101"> </text:span><text:span text:style-name="_5f_Caractères_5f_correction"><text:span text:style-name="T116">3</text:span></text:span><text:span text:style-name="T105"> </text:span><text:span text:style-name="T101"><text:s/></text:span><text:span text:style-name="T28">j</text:span></text:h>
        </text:list-item>
      </text:list>
      <text:list xml:id="list153738704243670" text:continue-list="list153738493264215" text:style-name="Num_5f_Exo">
        <text:list-item>
          <text:h text:style-name="P61" text:outline-level="1"><text:span text:style-name="Bold_5f_niv1"><text:span text:style-name="T112"> </text:span></text:span><text:span text:style-name="Bold_5f_niv1"><text:span text:style-name="T120">En</text:span></text:span><text:span text:style-name="Bold_5f_niv1"><text:span text:style-name="T121"> heures, minutes et secondes</text:span></text:span></text:h>
        </text:list-item>
      </text:list>
      <text:p text:style-name="P31"><text:span text:style-name="T98">C</text:span><text:span text:style-name="T97">onvertis en heures, minutes et secondes les durées suivantes. </text:span><text:span text:style-name="_5f_pointillés_20_gris"><text:span text:style-name="T52">D</text:span></text:span><text:span text:style-name="_5f_pointillés_20_gris"><text:span text:style-name="T53">étaille tes calculs</text:span></text:span><text:span text:style-name="_5f_pointillés_20_gris"><text:span text:style-name="T48">.</text:span></text:span></text:p>
      <text:list xml:id="list541792542" text:style-name="L4">
        <text:list-item>
          <text:h text:style-name="P50" text:outline-level="1">34 990 s</text:h>
          <text:h text:style-name="P54" text:outline-level="1"><text:span text:style-name="_5f_Caractères_5f_correction"><text:span text:style-name="T84">34 990 s </text:span></text:span><text:span text:style-name="_5f_Caractères_5f_correction"><text:span text:style-name="T85">= 583 ×</text:span></text:span><text:span text:style-name="_5f_Caractères_5f_correction"> </text:span><text:span text:style-name="_5f_Caractères_5f_correction"><text:span text:style-name="T124">60 + 10 s</text:span></text:span></text:h>
          <text:h text:style-name="P54" text:outline-level="1"><text:span text:style-name="_5f_Caractères_5f_correction"><text:span text:style-name="T84">34 990 s </text:span></text:span><text:span text:style-name="_5f_Caractères_5f_correction"><text:span text:style-name="T85">= 583 </text:span></text:span><text:span text:style-name="_5f_Caractères_5f_correction"><text:span text:style-name="T93">min</text:span></text:span><text:span text:style-name="_5f_Caractères_5f_correction"><text:span text:style-name="T85"> + 10 s </text:span></text:span></text:h>
          <text:h text:style-name="P54" text:outline-level="1"><text:span text:style-name="_5f_Caractères_5f_correction"><text:span text:style-name="T84">34 990 s </text:span></text:span><text:span text:style-name="_5f_Caractères_5f_correction"><text:span text:style-name="T85">= (9 ×</text:span></text:span><text:span text:style-name="_5f_Caractères_5f_correction"> </text:span><text:span text:style-name="_5f_Caractères_5f_correction"><text:span text:style-name="T117">60</text:span></text:span><text:span text:style-name="_5f_Caractères_5f_correction"><text:span text:style-name="T124"> + 43) min + 10 s</text:span></text:span></text:h>
          <text:h text:style-name="P54" text:outline-level="1"><text:span text:style-name="_5f_Caractères_5f_correction"><text:span text:style-name="T84">34 990 s </text:span></text:span><text:span text:style-name="_5f_Caractères_5f_correction"><text:span text:style-name="T85">= <text:s/>9 h <text:s text:c="2"/>43 min 10 s</text:span></text:span></text:h>
        </text:list-item>
        <text:list-item>
          <text:p text:style-name="P64"><text:span text:style-name="_5f_Consigne"><text:span text:style-name="T12">1 234 s</text:span></text:span></text:p>
          <text:h text:style-name="P54" text:outline-level="1"><text:span text:style-name="_5f_Caractères_5f_correction"><text:span text:style-name="T94">1 234 s</text:span></text:span><text:span text:style-name="_5f_Caractères_5f_correction"><text:span text:style-name="T84"> </text:span></text:span><text:span text:style-name="_5f_Caractères_5f_correction"><text:span text:style-name="T85">= 20 ×</text:span></text:span><text:span text:style-name="_5f_Caractères_5f_correction"> </text:span><text:span text:style-name="_5f_Caractères_5f_correction"><text:span text:style-name="T124">60 + </text:span></text:span><text:span text:style-name="_5f_Caractères_5f_correction"><text:span text:style-name="T44">34</text:span></text:span><text:span text:style-name="_5f_Caractères_5f_correction"><text:span text:style-name="T124"> s</text:span></text:span></text:h>
          <text:h text:style-name="P54" text:outline-level="1"><text:span text:style-name="_5f_Caractères_5f_correction"><text:span text:style-name="T94">1 234 s</text:span></text:span><text:span text:style-name="_5f_Caractères_5f_correction"><text:span text:style-name="T84"> </text:span></text:span><text:span text:style-name="_5f_Caractères_5f_correction"><text:span text:style-name="T85">= </text:span></text:span><text:span text:style-name="_5f_Caractères_5f_correction"><text:span text:style-name="T62">20</text:span></text:span><text:span text:style-name="_5f_Caractères_5f_correction"><text:span text:style-name="T85"> </text:span></text:span><text:span text:style-name="_5f_Caractères_5f_correction"><text:span text:style-name="T93">min</text:span></text:span><text:span text:style-name="_5f_Caractères_5f_correction"><text:span text:style-name="T85"> + </text:span></text:span><text:span text:style-name="_5f_Caractères_5f_correction"><text:span text:style-name="T62">34 </text:span></text:span><text:span text:style-name="_5f_Caractères_5f_correction"><text:span text:style-name="T85">s </text:span></text:span></text:h>
          <text:h text:style-name="P54" text:outline-level="1"><text:span text:style-name="_5f_Caractères_5f_correction"><text:span text:style-name="T94">1 234 s</text:span></text:span><text:span text:style-name="_5f_Caractères_5f_correction"><text:span text:style-name="T84"> <text:s/></text:span></text:span><text:span text:style-name="_5f_Caractères_5f_correction"><text:span text:style-name="T85">= <text:s/></text:span></text:span><text:span text:style-name="_5f_Caractères_5f_correction"><text:span text:style-name="T62">0</text:span></text:span><text:span text:style-name="_5f_Caractères_5f_correction"><text:span text:style-name="T85"> h <text:s/>20 min </text:span></text:span><text:span text:style-name="_5f_Caractères_5f_correction"><text:span text:style-name="T62">34</text:span></text:span><text:span text:style-name="_5f_Caractères_5f_correction"><text:span text:style-name="T85"> s</text:span></text:span></text:h>
        </text:list-item>
      </text:list>
      <text:list xml:id="list153739013255445" text:continue-list="list153738704243670" text:style-name="Num_5f_Exo">
        <text:list-item>
          <text:h text:style-name="P60" text:outline-level="1"><text:span text:style-name="T29"> </text:span><text:span text:style-name="T31">R</text:span><text:span text:style-name="T34">elie</text:span><text:span text:style-name="T31"> les durées égales.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197204112224">
          <table:table-cell table:style-name="Tableau1.A1" office:value-type="string">
            <text:list xml:id="list153738301581059" text:continue-numbering="true" text:style-name="Num_5f_Exo">
              <text:list-header>
                <text:h text:style-name="P55" text:outline-level="1"><text:span text:style-name="T38">2 </text:span><text:span text:style-name="T25">h 15 min</text:span></text:h>
              </text:list-header>
            </text:list>
          </table:table-cell>
          <table:table-cell table:style-name="Tableau1.A1" office:value-type="string">
            <text:list xml:id="list153738329327393" text:continue-numbering="true" text:style-name="Num_5f_Exo">
              <text:list-header>
                <text:h text:style-name="P53" text:outline-level="1"><draw:line text:anchor-type="paragraph" draw:z-index="9" draw:name="Forme6_0" draw:style-name="gr1" draw:text-style-name="P76" svg:x1="0.831cm" svg:y1="0.829cm" svg:x2="2.59cm" svg:y2="0.291cm"><text:p text:style-name="P76"/></draw:line>●</text:h>
              </text:list-header>
            </text:list>
          </table:table-cell>
          <table:table-cell table:style-name="Tableau1.A1" office:value-type="string">
            <text:list xml:id="list153737046945837" text:continue-numbering="true" text:style-name="Num_5f_Exo">
              <text:list-header>
                <text:h text:style-name="P53" text:outline-level="1"><draw:line text:anchor-type="paragraph" draw:z-index="8" draw:name="Forme6" draw:style-name="gr2" draw:text-style-name="P76" svg:x1="-0.944cm" svg:y1="0.235cm" svg:x2="0.733cm" svg:y2="2.124cm"><text:p/></draw:line>●</text:h>
              </text:list-header>
            </text:list>
          </table:table-cell>
          <table:table-cell table:style-name="Tableau1.A1" office:value-type="string">
            <text:list xml:id="list153737590541317" text:continue-numbering="true" text:style-name="Num_5f_Exo">
              <text:list-header>
                <text:h text:style-name="P52" text:outline-level="1">4 440 s</text:h>
              </text:list-header>
            </text:list>
          </table:table-cell>
        </table:table-row>
        <table:table-row table:style-name="TableLine2197204116576">
          <table:table-cell table:style-name="Tableau1.A1" office:value-type="string">
            <text:list xml:id="list153738817899812" text:continue-numbering="true" text:style-name="Num_5f_Exo">
              <text:list-header>
                <text:h text:style-name="P56" text:outline-level="1"><text:span text:style-name="T37">7</text:span><text:span text:style-name="T35">4 min</text:span></text:h>
              </text:list-header>
            </text:list>
          </table:table-cell>
          <table:table-cell table:style-name="Tableau1.A1" office:value-type="string">
            <text:list xml:id="list153738375352056" text:continue-numbering="true" text:style-name="Num_5f_Exo">
              <text:list-header>
                <text:h text:style-name="P53" text:outline-level="1"><draw:line text:anchor-type="paragraph" draw:z-index="10" draw:name="Forme6_1" draw:style-name="gr1" draw:text-style-name="P76" svg:x1="0.831cm" svg:y1="0.857cm" svg:x2="2.508cm" svg:y2="0.206cm"><text:p/></draw:line>●</text:h>
              </text:list-header>
            </text:list>
          </table:table-cell>
          <table:table-cell table:style-name="Tableau1.A1" office:value-type="string">
            <text:list xml:id="list153738404314829" text:continue-numbering="true" text:style-name="Num_5f_Exo">
              <text:list-header>
                <text:h text:style-name="P53" text:outline-level="1">●</text:h>
              </text:list-header>
            </text:list>
          </table:table-cell>
          <table:table-cell table:style-name="Tableau1.A1" office:value-type="string">
            <text:list xml:id="list153737016440236" text:continue-numbering="true" text:style-name="Num_5f_Exo">
              <text:list-header>
                <text:h text:style-name="P52" text:outline-level="1">5 040 s</text:h>
              </text:list-header>
            </text:list>
          </table:table-cell>
        </table:table-row>
        <table:table-row table:style-name="TableLine2197204115216">
          <table:table-cell table:style-name="Tableau1.A1" office:value-type="string">
            <text:list xml:id="list153737418739646" text:continue-numbering="true" text:style-name="Num_5f_Exo">
              <text:list-header>
                <text:h text:style-name="P56" text:outline-level="1"><text:span text:style-name="T38">1 </text:span><text:span text:style-name="T39">h 24 min</text:span></text:h>
              </text:list-header>
            </text:list>
          </table:table-cell>
          <table:table-cell table:style-name="Tableau1.A1" office:value-type="string">
            <text:list xml:id="list153737345714933" text:continue-numbering="true" text:style-name="Num_5f_Exo">
              <text:list-header>
                <text:h text:style-name="P53" text:outline-level="1"><draw:line text:anchor-type="paragraph" draw:z-index="11" draw:name="Forme6_2" draw:style-name="gr1" draw:text-style-name="P76" svg:x1="0.831cm" svg:y1="0.879cm" svg:x2="2.508cm" svg:y2="0.228cm"><text:p/></draw:line>●</text:h>
              </text:list-header>
            </text:list>
          </table:table-cell>
          <table:table-cell table:style-name="Tableau1.A1" office:value-type="string">
            <text:list xml:id="list153737174481378" text:continue-numbering="true" text:style-name="Num_5f_Exo">
              <text:list-header>
                <text:h text:style-name="P53" text:outline-level="1">●</text:h>
              </text:list-header>
            </text:list>
          </table:table-cell>
          <table:table-cell table:style-name="Tableau1.A1" office:value-type="string">
            <text:list xml:id="list153737534283495" text:continue-numbering="true" text:style-name="Num_5f_Exo">
              <text:list-header>
                <text:h text:style-name="P56" text:outline-level="1"><text:span text:style-name="T36">7 456 </text:span><text:span text:style-name="T35">s</text:span></text:h>
              </text:list-header>
            </text:list>
          </table:table-cell>
        </table:table-row>
        <table:table-row table:style-name="Tableau1.4">
          <table:table-cell table:style-name="Tableau1.A1" office:value-type="string">
            <text:list xml:id="list153738669770541" text:continue-numbering="true" text:style-name="Num_5f_Exo">
              <text:list-header>
                <text:h text:style-name="P51" text:outline-level="1">124 min 16 s</text:h>
              </text:list-header>
            </text:list>
          </table:table-cell>
          <table:table-cell table:style-name="Tableau1.A1" office:value-type="string">
            <text:list xml:id="list153738240717096" text:continue-numbering="true" text:style-name="Num_5f_Exo">
              <text:list-header>
                <text:h text:style-name="P53" text:outline-level="1">●</text:h>
              </text:list-header>
            </text:list>
          </table:table-cell>
          <table:table-cell table:style-name="Tableau1.A1" office:value-type="string">
            <text:list xml:id="list153737616731082" text:continue-numbering="true" text:style-name="Num_5f_Exo">
              <text:list-header>
                <text:h text:style-name="P53" text:outline-level="1">●</text:h>
              </text:list-header>
            </text:list>
          </table:table-cell>
          <table:table-cell table:style-name="Tableau1.A1" office:value-type="string">
            <text:list xml:id="list153737397833303" text:continue-numbering="true" text:style-name="Num_5f_Exo">
              <text:list-header>
                <text:h text:style-name="P56" text:outline-level="1"><text:span text:style-name="T37">8 </text:span><text:span text:style-name="T36">100 </text:span><text:span text:style-name="T37">s</text:span></text:h>
              </text:list-header>
            </text:list>
          </table:table-cell>
        </table:table-row>
      </table:table>
      <text:list xml:id="list153738659476355" text:continue-numbering="true" text:style-name="Num_5f_Exo">
        <text:list-item>
          <text:h text:style-name="P63" text:outline-level="1"><text:span text:style-name="T31"> </text:span><text:span text:style-name="T41">Convertis en heures et minutes. </text:span><text:span text:style-name="_5f_pointillés_20_gris"><text:span text:style-name="T55">D</text:span></text:span><text:span text:style-name="_5f_pointillés_20_gris"><text:span text:style-name="T56">étaille tes calculs</text:span></text:span><text:span text:style-name="_5f_pointillés_20_gris"><text:span text:style-name="T51">.</text:span></text:span></text:h>
        </text:list-item>
      </text:list>
      <text:list xml:id="list715298011" text:style-name="L5">
        <text:list-item>
          <text:h text:style-name="P57" text:outline-level="1"><text:span text:style-name="T26">4,5</text:span><text:span text:style-name="T27"> </text:span><text:span text:style-name="T26">h</text:span></text:h>
          <text:h text:style-name="P58" text:outline-level="1"><text:span text:style-name="_5f_Caractères_5f_correction"><text:span text:style-name="T86">4,5</text:span></text:span><text:span text:style-name="_5f_Caractères_5f_correction"><text:span text:style-name="T87"> </text:span></text:span><text:span text:style-name="_5f_Caractères_5f_correction"><text:span text:style-name="T86">h </text:span></text:span><text:span text:style-name="_5f_Caractères_5f_correction"><text:span text:style-name="T88">= 4 h + 0,5 ×</text:span></text:span><text:span text:style-name="_5f_Caractères_5f_correction"> </text:span><text:span text:style-name="_5f_Caractères_5f_correction"><text:span text:style-name="T125">60 min</text:span></text:span></text:h>
          <text:h text:style-name="P58" text:outline-level="1"><text:span text:style-name="_5f_Caractères_5f_correction"><text:span text:style-name="T86">4,5</text:span></text:span><text:span text:style-name="_5f_Caractères_5f_correction"><text:span text:style-name="T87"> </text:span></text:span><text:span text:style-name="_5f_Caractères_5f_correction"><text:span text:style-name="T86">h </text:span></text:span><text:span text:style-name="_5f_Caractères_5f_correction"><text:span text:style-name="T88">= 4 h </text:span></text:span><text:span text:style-name="_5f_Caractères_5f_correction"><text:span text:style-name="T63">30 </text:span></text:span><text:span text:style-name="_5f_Caractères_5f_correction"><text:span text:style-name="T125">min</text:span></text:span></text:h>
        </text:list-item>
        <text:list-item>
          <text:h text:style-name="P59" text:outline-level="1"><text:span text:style-name="T33">12,25</text:span><text:span text:style-name="T27"> </text:span><text:span text:style-name="T33">h</text:span></text:h>
          <text:h text:style-name="P58" text:outline-level="1"><text:span text:style-name="_5f_Caractères_5f_correction"><text:span text:style-name="T63">12,25</text:span></text:span><text:span text:style-name="_5f_Caractères_5f_correction"><text:span text:style-name="T87"> </text:span></text:span><text:span text:style-name="_5f_Caractères_5f_correction"><text:span text:style-name="T86">h </text:span></text:span><text:span text:style-name="_5f_Caractères_5f_correction"><text:span text:style-name="T88">= </text:span></text:span><text:span text:style-name="_5f_Caractères_5f_correction"><text:span text:style-name="T63">12 </text:span></text:span><text:span text:style-name="_5f_Caractères_5f_correction"><text:span text:style-name="T88">h + </text:span></text:span><text:span text:style-name="_5f_Caractères_5f_correction"><text:span text:style-name="T63">0,25</text:span></text:span><text:span text:style-name="_5f_Caractères_5f_correction"><text:span text:style-name="T88"> ×</text:span></text:span><text:span text:style-name="_5f_Caractères_5f_correction"> </text:span><text:span text:style-name="_5f_Caractères_5f_correction"><text:span text:style-name="T125">60 min</text:span></text:span></text:h>
          <text:h text:style-name="P58" text:outline-level="1"><text:span text:style-name="_5f_Caractères_5f_correction"><text:span text:style-name="T63">12,25</text:span></text:span><text:span text:style-name="_5f_Caractères_5f_correction"><text:span text:style-name="T87"> </text:span></text:span><text:span text:style-name="_5f_Caractères_5f_correction"><text:span text:style-name="T86">h </text:span></text:span><text:span text:style-name="_5f_Caractères_5f_correction"><text:span text:style-name="T88">= 12 h </text:span></text:span><text:span text:style-name="_5f_Caractères_5f_correction"><text:span text:style-name="T63">15 </text:span></text:span><text:span text:style-name="_5f_Caractères_5f_correction"><text:span text:style-name="T88">min</text:span></text:span></text:h>
        </text:list-item>
        <text:list-item>
          <text:h text:style-name="P59" text:outline-level="1"><text:span text:style-name="T33">6,2</text:span><text:span text:style-name="T27"> </text:span><text:span text:style-name="T33">h</text:span></text:h>
          <text:h text:style-name="P58" text:outline-level="1"><text:span text:style-name="_5f_Caractères_5f_correction"><text:span text:style-name="T69">6,2</text:span></text:span><text:span text:style-name="_5f_Caractères_5f_correction"><text:span text:style-name="T87"> </text:span></text:span><text:span text:style-name="_5f_Caractères_5f_correction"><text:span text:style-name="T86">h </text:span></text:span><text:span text:style-name="_5f_Caractères_5f_correction"><text:span text:style-name="T88">= </text:span></text:span><text:span text:style-name="_5f_Caractères_5f_correction"><text:span text:style-name="T63">6</text:span></text:span><text:span text:style-name="_5f_Caractères_5f_correction"><text:span text:style-name="T88"> h + 0,2 ×</text:span></text:span><text:span text:style-name="_5f_Caractères_5f_correction"> </text:span><text:span text:style-name="_5f_Caractères_5f_correction"><text:span text:style-name="T125">60 min</text:span></text:span></text:h>
          <text:h text:style-name="P58" text:outline-level="1"><text:span text:style-name="_5f_Caractères_5f_correction"><text:span text:style-name="T69">6,2</text:span></text:span><text:span text:style-name="_5f_Caractères_5f_correction"><text:span text:style-name="T87"> </text:span></text:span><text:span text:style-name="_5f_Caractères_5f_correction"><text:span text:style-name="T86">h </text:span></text:span><text:span text:style-name="_5f_Caractères_5f_correction"><text:span text:style-name="T88">= </text:span></text:span><text:span text:style-name="_5f_Caractères_5f_correction"><text:span text:style-name="T63">6</text:span></text:span><text:span text:style-name="_5f_Caractères_5f_correction"><text:span text:style-name="T88"> h </text:span></text:span><text:span text:style-name="_5f_Caractères_5f_correction"><text:span text:style-name="T63">12 </text:span></text:span><text:span text:style-name="_5f_Caractères_5f_correction"><text:span text:style-name="T88">min</text:span></text:span></text:h>
        </text:list-item>
        <text:list-item>
          <text:h text:style-name="P59" text:outline-level="1"><text:span text:style-name="T33">0,45</text:span><text:span text:style-name="T27"> </text:span><text:span text:style-name="T33">h</text:span></text:h>
          <text:h text:style-name="P58" text:outline-level="1"><text:span text:style-name="_5f_Caractères_5f_correction"><text:span text:style-name="T64">0</text:span></text:span><text:span text:style-name="_5f_Caractères_5f_correction"><text:span text:style-name="T65">,</text:span></text:span><text:span text:style-name="_5f_Caractères_5f_correction"><text:span text:style-name="T64">45</text:span></text:span><text:span text:style-name="_5f_Caractères_5f_correction"><text:span text:style-name="T87"> </text:span></text:span><text:span text:style-name="_5f_Caractères_5f_correction"><text:span text:style-name="T86">h </text:span></text:span><text:span text:style-name="_5f_Caractères_5f_correction"><text:span text:style-name="T88">= </text:span></text:span><text:span text:style-name="_5f_Caractères_5f_correction"><text:span text:style-name="T63">0</text:span></text:span><text:span text:style-name="_5f_Caractères_5f_correction"><text:span text:style-name="T88"> h + 0,</text:span></text:span><text:span text:style-name="_5f_Caractères_5f_correction"><text:span text:style-name="T63">45</text:span></text:span><text:span text:style-name="_5f_Caractères_5f_correction"><text:span text:style-name="T88"> ×</text:span></text:span><text:span text:style-name="_5f_Caractères_5f_correction"> </text:span><text:span text:style-name="_5f_Caractères_5f_correction"><text:span text:style-name="T125">60 min</text:span></text:span></text:h>
          <text:h text:style-name="P58" text:outline-level="1"><text:span text:style-name="_5f_Caractères_5f_correction"><text:span text:style-name="T64">0</text:span></text:span><text:span text:style-name="_5f_Caractères_5f_correction"><text:span text:style-name="T65">,</text:span></text:span><text:span text:style-name="_5f_Caractères_5f_correction"><text:span text:style-name="T64">45</text:span></text:span><text:span text:style-name="_5f_Caractères_5f_correction"><text:span text:style-name="T87"> </text:span></text:span><text:span text:style-name="_5f_Caractères_5f_correction"><text:span text:style-name="T86">h </text:span></text:span><text:span text:style-name="_5f_Caractères_5f_correction"><text:span text:style-name="T88">= </text:span></text:span><text:span text:style-name="_5f_Caractères_5f_correction"><text:span text:style-name="T63">0</text:span></text:span><text:span text:style-name="_5f_Caractères_5f_correction"><text:span text:style-name="T88"> h </text:span></text:span><text:span text:style-name="_5f_Caractères_5f_correction"><text:span text:style-name="T63">27 </text:span></text:span><text:span text:style-name="_5f_Caractères_5f_correction"><text:span text:style-name="T88">min</text:span></text:span>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Bahnschrift SemiLight" svg:font-family="'Bahnschrift SemiLight'" style:font-adornments="Roman"/>
    <style:font-face style:name="Microsoft YaHei1" svg:font-family="'Microsoft YaHei'" style:font-adornments="Oblique"/>
    <style:font-face style:name="OpenSymbol3" svg:font-family="OpenSymbol"/>
    <style:font-face style:name="OpenSymbol4" svg:font-family="OpenSymbol" style:font-adornments="Roman"/>
    <style:font-face style:name="Tahoma" svg:font-family="Tahoma"/>
    <style:font-face style:name="Verdana" svg:font-family="Verdana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2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2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26fd94"/>
    </style:style>
    <style:style style:name="MP25" style:family="paragraph">
      <loext:graphic-properties draw:fill="solid" draw:fill-color="#7fb241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a84d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fea2e"/>
    </style:style>
    <style:style style:name="MT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3cc587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2" fo:font-size="9pt" officeooo:rsid="004d7250" fo:background-color="transparent" loext:char-shading-value="0"/>
    </style:style>
    <style:style style:name="MT10" style:family="text">
      <style:text-properties officeooo:rsid="0052b52b"/>
    </style:style>
    <style:style style:name="MT11" style:family="text">
      <style:text-properties officeooo:rsid="002aa84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0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2" draw:name="Forme3" draw:style-name="Mgr3" draw:text-style-name="MP26" svg:x1="10.052cm" svg:y1="0.364cm" svg:x2="20.496cm" svg:y2="0.36cm"><text:p/></draw:line><text:span text:style-name="MT6">Convertir des </text:span><text:span text:style-name="MT7">d</text:span><text:span text:style-name="MT8">urées</text:span></text:p>
      </style:header>
      <style:footer>
        <text:p text:style-name="MP28"><draw:frame draw:style-name="Mfr1" draw:name="Cadre1" text:anchor-type="paragraph" svg:y="-0.06cm" draw:z-index="3"><draw:text-box fo:min-height="0.499cm" fo:min-width="2cm"><draw:frame draw:style-name="Mfr2" draw:name="Cadre2" text:anchor-type="frame" svg:x="0.45cm" svg:y="0.079cm" svg:width="0.817cm" draw:z-index="4"><draw:text-box fo:min-height="0.355cm"><text:p text:style-name="MP29"><draw:g text:anchor-type="paragraph" draw:z-index="6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2</text:page-number></text:p></draw:text-box></draw:frame><text:p text:style-name="MP31"><text:span text:style-name="MT9">G</text:span><text:span text:style-name="MT10">randeurs</text:span> • <text:span text:style-name="MT11">C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9T15:37:36.562000000</dc:date>
    <meta:editing-duration>PT9H17M</meta:editing-duration>
    <meta:editing-cycles>96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2" meta:image-count="0" meta:object-count="0" meta:page-count="1" meta:paragraph-count="117" meta:word-count="719" meta:character-count="3192" meta:non-whitespace-character-count="2192"/>
  </office:meta>
</office:document-meta>
</file>